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000000" style:font-name="Times New Roman"/>
    </style:style>
    <style:style style:name="P9" style:family="paragraph" style:parent-style-name="Standard">
      <style:paragraph-properties fo:margin-left="0cm" fo:margin-right="0cm" fo:margin-top="0.494cm" fo:margin-bottom="0.494cm" fo:text-indent="0cm" style:auto-text-indent="false"/>
    </style:style>
    <style:style style:name="P10" style:family="paragraph" style:parent-style-name="Text_20_body">
      <style:paragraph-properties fo:margin-left="0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Text_20_body">
      <style:paragraph-properties fo:margin-left="0cm" fo:margin-right="0cm" fo:text-indent="0cm" style:auto-text-indent="false"/>
      <style:text-properties fo:color="#000000"/>
    </style:style>
    <style:style style:name="P18"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19" style:family="paragraph" style:parent-style-name="Text_20_body">
      <style:paragraph-properties fo:margin-left="0cm" fo:margin-right="0cm" fo:text-indent="0cm" style:auto-text-indent="false"/>
      <style:text-properties fo:color="#000000"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indent="0cm" style:auto-text-indent="false"/>
      <style:text-properties fo:color="#000000" style:text-underline-style="solid" style:text-underline-width="auto" style:text-underline-color="font-color"/>
    </style:style>
    <style:style style:name="P21" style:family="paragraph" style:parent-style-name="Text_20_body">
      <style:paragraph-properties fo:margin-left="0cm" fo:margin-right="0cm" fo:text-indent="0cm" style:auto-text-indent="false"/>
      <style:text-properties fo:color="#000000" style:text-underline-style="none"/>
    </style:style>
    <style:style style:name="P22"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23" style:family="paragraph" style:parent-style-name="Text_20_body">
      <style:paragraph-properties fo:margin-left="0cm" fo:margin-right="0cm" fo:text-indent="0cm"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text-indent="0cm" style:auto-text-indent="false"/>
      <style:text-properties fo:font-style="italic" style:font-style-asian="italic" style:font-style-complex="italic"/>
    </style:style>
    <style:style style:name="P2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ext-properties fo:font-weight="bold" style:font-weight-asian="bold" style:font-weight-complex="bold"/>
    </style:style>
    <style:style style:name="P2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List_20_Continue">
      <style:paragraph-properties fo:margin-left="0cm" fo:margin-right="0cm" fo:text-indent="0cm" style:auto-text-indent="false"/>
    </style:style>
    <style:style style:name="P32" style:family="paragraph" style:parent-style-name="Standard">
      <style:paragraph-properties fo:margin-left="0cm" fo:margin-right="0cm" fo:margin-top="0cm" fo:margin-bottom="0.203cm" fo:text-indent="0cm" style:auto-text-indent="false"/>
    </style:style>
    <style:style style:name="P33" style:family="paragraph" style:parent-style-name="Normal_20__28_Web_29_">
      <style:paragraph-properties fo:margin-left="0cm" fo:margin-right="0cm" fo:margin-top="0cm" fo:margin-bottom="0.203cm" fo:text-indent="0cm" style:auto-text-indent="false"/>
    </style:style>
    <style:style style:name="P3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35"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3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37"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38" style:family="paragraph" style:parent-style-name="Text_20_body">
      <style:paragraph-properties fo:margin-left="0cm" fo:margin-right="0cm" fo:margin-top="0cm" fo:margin-bottom="0.152cm" fo:text-indent="0cm" style:auto-text-indent="false"/>
    </style:style>
    <style:style style:name="P39" style:family="paragraph" style:parent-style-name="Body_20_Text_20_First_20_Indent">
      <style:paragraph-properties fo:margin-left="0cm" fo:margin-right="0cm" fo:text-align="center" style:justify-single-word="false" fo:text-indent="0cm" style:auto-text-indent="false"/>
    </style:style>
    <style:style style:name="P40" style:family="paragraph" style:parent-style-name="Standard">
      <style:paragraph-properties fo:margin-left="-1.27cm" fo:margin-right="0cm" fo:text-indent="0cm" style:auto-text-indent="false"/>
    </style:style>
    <style:style style:name="P41" style:family="paragraph" style:parent-style-name="Text_20_body">
      <style:paragraph-properties fo:margin-left="2.54cm" fo:margin-right="0cm" fo:margin-top="0cm" fo:margin-bottom="0cm" fo:text-indent="0cm" style:auto-text-indent="false"/>
    </style:style>
    <style:style style:name="P42" style:family="paragraph" style:parent-style-name="Text_20_body">
      <style:paragraph-properties fo:margin-left="2.54cm" fo:margin-right="0cm" fo:margin-top="0cm" fo:margin-bottom="0cm" fo:text-indent="0cm" style:auto-text-indent="false"/>
      <style:text-properties fo:font-style="italic" fo:font-weight="normal" style:font-style-asian="italic" style:font-weight-asian="normal" style:font-style-complex="italic" style:font-weight-complex="normal"/>
    </style:style>
    <style:style style:name="P43" style:family="paragraph" style:parent-style-name="Text_20_body">
      <style:paragraph-properties fo:margin-left="2.54cm" fo:margin-right="0cm" fo:margin-top="0cm" fo:margin-bottom="0cm" fo:text-indent="0cm" style:auto-text-indent="false"/>
      <style:text-properties fo:font-style="italic" style:text-underline-style="none" style:font-style-asian="italic" style:font-style-complex="italic"/>
    </style:style>
    <style:style style:name="P44" style:family="paragraph" style:parent-style-name="Standard">
      <style:paragraph-properties fo:margin-left="2.54cm" fo:margin-right="0cm" fo:text-indent="0cm" style:auto-text-indent="false"/>
      <style:text-properties fo:color="#000000" style:font-name="Times New Roman"/>
    </style:style>
    <style:style style:name="P45" style:family="paragraph" style:parent-style-name="Contents_20_1">
      <style:paragraph-properties fo:margin-left="2.54cm" fo:margin-right="0cm" fo:text-indent="0cm" style:auto-text-indent="false"/>
      <style:text-properties fo:color="#000000" style:font-name="Times New Roman"/>
    </style:style>
    <style:style style:name="P46" style:family="paragraph" style:parent-style-name="Standard">
      <style:paragraph-properties fo:margin-left="2.54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47" style:family="paragraph" style:parent-style-name="Text_20_body">
      <style:paragraph-properties fo:margin-left="2.54cm" fo:margin-right="0cm" fo:text-indent="0cm" style:auto-text-indent="false"/>
    </style:style>
    <style:style style:name="P48" style:family="paragraph" style:parent-style-name="Text_20_body">
      <style:paragraph-properties fo:margin-left="1.27cm" fo:margin-right="0cm" fo:margin-top="0cm" fo:margin-bottom="0cm" fo:text-indent="0cm" style:auto-text-indent="false"/>
    </style:style>
    <style:style style:name="P49"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50" style:family="paragraph" style:parent-style-name="Text_20_body">
      <style:paragraph-properties fo:margin-left="1.27cm" fo:margin-right="0cm" fo:margin-top="0cm" fo:margin-bottom="0cm" fo:text-indent="0cm" style:auto-text-indent="false"/>
      <style:text-properties style:text-underline-style="none"/>
    </style:style>
    <style:style style:name="P51" style:family="paragraph" style:parent-style-name="Text_20_body">
      <style:paragraph-properties fo:margin-left="1.27cm" fo:margin-right="0cm" fo:margin-top="0cm" fo:margin-bottom="0cm" fo:text-indent="0cm" style:auto-text-indent="false"/>
      <style:text-properties fo:font-style="italic" style:text-underline-style="none" style:font-style-asian="italic" style:font-style-complex="italic"/>
    </style:style>
    <style:style style:name="P52" style:family="paragraph" style:parent-style-name="Text_20_body">
      <style:paragraph-properties fo:margin-left="1.27cm" fo:margin-right="0cm" fo:margin-top="0cm" fo:margin-bottom="0cm" fo:text-indent="0cm" style:auto-text-indent="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paragraph-properties fo:margin-left="1.27cm" fo:margin-right="0cm" fo:margin-top="0cm" fo:margin-bottom="0cm" fo:text-indent="0cm" style:auto-text-indent="false"/>
      <style:text-properties style:text-underline-style="solid" style:text-underline-width="auto" style:text-underline-color="font-color"/>
    </style:style>
    <style:style style:name="P54"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55" style:family="paragraph" style:parent-style-name="Text_20_body">
      <style:paragraph-properties fo:margin-left="1.27cm" fo:margin-right="0cm" fo:text-indent="0cm" style:auto-text-indent="false"/>
    </style:style>
    <style:style style:name="P56" style:family="paragraph" style:parent-style-name="Text_20_body">
      <style:paragraph-properties fo:margin-left="1.27cm" fo:margin-right="0cm" fo:text-indent="0cm" style:auto-text-indent="false"/>
      <style:text-properties fo:font-size="12pt"/>
    </style:style>
    <style:style style:name="P57"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58"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color="#000000"/>
    </style:style>
    <style:style style:name="P61" style:family="paragraph" style:parent-style-name="Text_20_body">
      <style:paragraph-properties fo:margin-left="1.27cm" fo:margin-right="0cm" fo:text-indent="0cm" style:auto-text-indent="false"/>
      <style:text-properties fo:color="#000000" fo:font-style="normal" fo:font-weight="normal" style:font-style-asian="normal" style:font-weight-asian="normal" style:font-style-complex="normal" style:font-weight-complex="normal"/>
    </style:style>
    <style:style style:name="P62"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3"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4" style:family="paragraph" style:parent-style-name="Standard">
      <style:paragraph-properties fo:margin-left="1.27cm" fo:margin-right="0cm" fo:text-indent="0cm" style:auto-text-indent="false"/>
    </style:style>
    <style:style style:name="P65" style:family="paragraph" style:parent-style-name="Standard">
      <style:paragraph-properties fo:margin-left="1.27cm" fo:margin-right="0cm" fo:text-indent="0cm" style:auto-text-indent="false"/>
      <style:text-properties fo:font-style="italic" style:font-style-asian="italic" style:font-style-complex="italic"/>
    </style:style>
    <style:style style:name="P66" style:family="paragraph" style:parent-style-name="Standard">
      <style:paragraph-properties fo:margin-left="1.27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67"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2pt" style:font-style-asian="italic" style:font-weight-asian="bold" style:font-size-complex="12pt" style:font-weight-complex="bold"/>
    </style:style>
    <style:style style:name="P68" style:family="paragraph" style:parent-style-name="Contents_20_1">
      <style:paragraph-properties fo:margin-left="1.27cm" fo:margin-right="0cm" fo:text-indent="0cm" style:auto-text-indent="false"/>
      <style:text-properties fo:color="#000000" style:font-name="Times New Roman" fo:font-weight="bold" style:font-weight-asian="bold" style:font-weight-complex="bold"/>
    </style:style>
    <style:style style:name="P69"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70"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71" style:family="paragraph" style:parent-style-name="Standard">
      <style:paragraph-properties fo:margin-left="1.27cm" fo:margin-right="0cm" fo:margin-top="0cm" fo:margin-bottom="0.203cm" fo:text-indent="0cm" style:auto-text-indent="false"/>
    </style:style>
    <style:style style:name="P72" style:family="paragraph" style:parent-style-name="Date">
      <style:paragraph-properties fo:margin-left="6.35cm" fo:margin-right="0cm" fo:text-indent="0cm" style:auto-text-indent="false"/>
    </style:style>
    <style:style style:name="P73" style:family="paragraph" style:parent-style-name="Text_20_body">
      <style:text-properties fo:font-size="12pt" fo:font-weight="bold"/>
    </style:style>
    <style:style style:name="P74" style:family="paragraph" style:parent-style-name="Text_20_body">
      <style:text-properties fo:font-size="12pt" fo:font-style="normal" style:font-size-asian="12pt" style:font-style-asian="normal" style:font-size-complex="12pt" style:font-style-complex="normal"/>
    </style:style>
    <style:style style:name="P75"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76" style:family="paragraph" style:parent-style-name="Text_20_body">
      <style:text-properties fo:color="#000000"/>
    </style:style>
    <style:style style:name="P77" style:family="paragraph" style:parent-style-name="Text_20_body">
      <style:text-properties fo:color="#000000" style:font-name="Times New Roman"/>
    </style:style>
    <style:style style:name="P78"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79" style:family="paragraph" style:parent-style-name="Text_20_body">
      <style:text-properties style:font-name="Times New Roman"/>
    </style:style>
    <style:style style:name="P80" style:family="paragraph" style:parent-style-name="Text_20_body">
      <style:text-properties style:font-name="Times New Roman" fo:font-style="normal" style:font-style-asian="normal" style:font-style-complex="normal"/>
    </style:style>
    <style:style style:name="P81" style:family="paragraph" style:parent-style-name="Text_20_body">
      <style:text-properties style:font-name="Times New Roman" fo:font-size="12pt" style:font-size-asian="12pt" style:font-size-complex="12pt"/>
    </style:style>
    <style:style style:name="P82" style:family="paragraph" style:parent-style-name="Text_20_body">
      <style:text-properties fo:font-size="10.5pt" fo:font-style="italic" style:font-style-asian="italic" style:font-style-complex="italic"/>
    </style:style>
    <style:style style:name="P83" style:family="paragraph" style:parent-style-name="Text_20_body">
      <style:text-properties fo:font-style="normal" fo:font-weight="normal" style:font-style-asian="normal" style:font-weight-asian="normal" style:font-style-complex="normal" style:font-weight-complex="normal"/>
    </style:style>
    <style:style style:name="P84" style:family="paragraph" style:parent-style-name="Text_20_body">
      <style:text-properties fo:font-style="normal" style:font-style-asian="normal" style:font-style-complex="normal"/>
    </style:style>
    <style:style style:name="P85" style:family="paragraph" style:parent-style-name="Text_20_body">
      <style:text-properties style:font-name="TimesNewRomanPSMT" fo:font-size="12pt" style:font-name-asian="TimesNewRomanPSMT" style:font-size-asian="12pt" style:font-name-complex="TimesNewRomanPSMT" style:font-size-complex="12pt"/>
    </style:style>
    <style:style style:name="P86" style:family="paragraph" style:parent-style-name="Text_20_body">
      <style:paragraph-properties fo:margin-left="-2.54cm" fo:margin-right="0cm" fo:text-indent="0cm" style:auto-text-indent="false"/>
    </style:style>
    <style:style style:name="P87" style:family="paragraph" style:parent-style-name="Text_20_body">
      <style:paragraph-properties fo:margin-top="0cm" fo:margin-bottom="0.203cm"/>
    </style:style>
    <style:style style:name="P88" style:family="paragraph" style:parent-style-name="Standard">
      <style:paragraph-properties fo:margin-left="-1.27cm" fo:margin-right="0cm" fo:margin-top="0.494cm" fo:margin-bottom="0.494cm" fo:text-indent="1.27cm" style:auto-text-indent="false"/>
    </style:style>
    <style:style style:name="P89"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0" style:family="paragraph" style:parent-style-name="List">
      <style:text-properties fo:font-weight="bold" style:font-weight-asian="bold" style:font-weight-complex="bold"/>
    </style:style>
    <style:style style:name="P91" style:family="paragraph" style:parent-style-name="Text_20_body">
      <style:paragraph-properties fo:margin-top="0cm" fo:margin-bottom="0cm"/>
    </style:style>
    <style:style style:name="P92" style:family="paragraph" style:parent-style-name="Text_20_body">
      <style:paragraph-properties fo:margin-top="0cm" fo:margin-bottom="0cm"/>
      <style:text-properties fo:font-style="italic" style:font-style-asian="italic" style:font-style-complex="italic"/>
    </style:style>
    <style:style style:name="P93" style:family="paragraph" style:parent-style-name="Text_20_body">
      <style:paragraph-properties fo:margin-top="0cm" fo:margin-bottom="0cm"/>
      <style:text-properties style:text-underline-style="none"/>
    </style:style>
    <style:style style:name="P94"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95" style:family="paragraph" style:parent-style-name="Text_20_body">
      <style:paragraph-properties fo:margin-top="0cm" fo:margin-bottom="0cm"/>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6" style:family="paragraph" style:parent-style-name="Contents_20_2">
      <style:paragraph-properties>
        <style:tab-stops>
          <style:tab-stop style:position="14.034cm" style:type="right" style:leader-style="dotted" style:leader-text="."/>
        </style:tab-stops>
      </style:paragraph-properties>
    </style:style>
    <style:style style:name="P97"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98" style:family="paragraph" style:parent-style-name="Contents_20_4">
      <style:paragraph-properties>
        <style:tab-stops>
          <style:tab-stop style:position="12.959cm" style:type="right" style:leader-style="dotted" style:leader-text="."/>
          <style:tab-stop style:position="16.092cm" style:leader-style="dotted" style:leader-text="."/>
        </style:tab-stops>
      </style:paragraph-properties>
    </style:style>
    <style:style style:name="P99" style:family="paragraph" style:parent-style-name="Contents_20_3">
      <style:paragraph-properties>
        <style:tab-stops>
          <style:tab-stop style:position="13.61cm" style:type="right" style:leader-style="dotted" style:leader-text="."/>
        </style:tab-stops>
      </style:paragraph-properties>
    </style:style>
    <style:style style:name="P100"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01"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02" style:family="paragraph" style:parent-style-name="List_20_Number" style:list-style-name="L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03" style:family="paragraph" style:parent-style-name="List_20_Continue" style:list-style-name="L2">
      <style:paragraph-properties fo:margin-left="0cm" fo:margin-right="0cm" fo:margin-top="0cm" fo:margin-bottom="0.203cm" fo:text-indent="0cm" style:auto-text-indent="false"/>
    </style:style>
    <style:style style:name="P104" style:family="paragraph" style:parent-style-name="List_20_Number_20_4">
      <style:paragraph-properties fo:margin-left="-2.54cm" fo:margin-right="0cm" fo:text-indent="0cm" style:auto-text-indent="false"/>
    </style:style>
    <style:style style:name="P105" style:family="paragraph" style:parent-style-name="Heading_20_2">
      <style:text-properties fo:color="#000000" style:font-name-asian="Tms Rmn" style:font-name-complex="Tms Rmn"/>
    </style:style>
    <style:style style:name="P106" style:family="paragraph" style:parent-style-name="Heading_20_2">
      <style:text-properties style:font-name="Times New Roman"/>
    </style:style>
    <style:style style:name="P107" style:family="paragraph" style:parent-style-name="Heading_20_2">
      <style:paragraph-properties fo:margin-left="0cm" fo:margin-right="0cm" fo:text-indent="0cm" style:auto-text-indent="false"/>
    </style:style>
    <style:style style:name="P108" style:family="paragraph" style:parent-style-name="Heading_20_1">
      <style:text-properties fo:color="#000000" style:font-name="Times New Roman"/>
    </style:style>
    <style:style style:name="P109" style:family="paragraph" style:parent-style-name="List" style:list-style-name="WW8Num24">
      <style:paragraph-properties fo:margin-left="-1.27cm" fo:margin-right="0cm" fo:text-indent="-0.635cm" style:auto-text-indent="false"/>
    </style:style>
    <style:style style:name="P110"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11" style:family="paragraph" style:parent-style-name="Heading_20_4">
      <style:paragraph-properties fo:margin-left="0cm" fo:margin-right="0cm" fo:text-indent="0cm" style:auto-text-indent="false"/>
      <style:text-properties fo:color="#000000" fo:font-weight="bold" style:font-weight-asian="bold" style:font-weight-complex="bold"/>
    </style:style>
    <style:style style:name="P112" style:family="paragraph" style:parent-style-name="Standard" style:list-style-name="L2">
      <style:paragraph-properties fo:margin-left="0cm" fo:margin-right="0cm" fo:margin-top="0cm" fo:margin-bottom="0.203cm" fo:text-indent="0cm" style:auto-text-indent="false"/>
    </style:style>
    <style:style style:name="P113" style:family="paragraph" style:parent-style-name="Standard" style:list-style-name="L3">
      <style:paragraph-properties fo:margin-left="1.27cm" fo:margin-right="0cm" fo:margin-top="0cm" fo:margin-bottom="0.203cm" fo:text-indent="0cm" style:auto-text-indent="false"/>
    </style:style>
    <style:style style:name="P114" style:family="paragraph" style:parent-style-name="Text_20_body" style:list-style-name="L7"/>
    <style:style style:name="P115" style:family="paragraph" style:parent-style-name="Text_20_body" style:list-style-name="L8"/>
    <style:style style:name="P116" style:family="paragraph" style:parent-style-name="Text_20_body" style:list-style-name="L8">
      <style:text-properties style:text-underline-style="solid" style:text-underline-width="auto" style:text-underline-color="font-color"/>
    </style:style>
    <style:style style:name="P117" style:family="paragraph" style:parent-style-name="Text_20_body" style:list-style-name="L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18" style:family="paragraph" style:parent-style-name="Text_20_body" style:list-style-name="L1">
      <style:paragraph-properties fo:margin-left="0cm" fo:margin-right="0cm" fo:text-indent="0cm" style:auto-text-indent="false"/>
    </style:style>
    <style:style style:name="P119" style:family="paragraph" style:parent-style-name="Text_20_body" style:list-style-name="L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20" style:family="paragraph" style:parent-style-name="Text_20_body" style:list-style-name="L4">
      <style:paragraph-properties fo:margin-left="0cm" fo:margin-right="0cm" fo:text-indent="0cm" style:auto-text-indent="false"/>
    </style:style>
    <style:style style:name="P121" style:family="paragraph" style:parent-style-name="Text_20_body" style:list-style-name="WW8Num33">
      <style:paragraph-properties fo:margin-left="0cm" fo:margin-right="0cm" fo:text-indent="0cm" style:auto-text-indent="false"/>
    </style:style>
    <style:style style:name="P122" style:family="paragraph" style:parent-style-name="Text_20_body" style:list-style-name="L10">
      <style:paragraph-properties fo:margin-left="0cm" fo:margin-right="0cm" fo:margin-top="0cm" fo:margin-bottom="0cm" fo:text-indent="0cm" style:auto-text-indent="false"/>
    </style:style>
    <style:style style:name="P123" style:family="paragraph" style:parent-style-name="Text_20_body" style:list-style-name="L11">
      <style:paragraph-properties fo:margin-left="0cm" fo:margin-right="0cm" fo:margin-top="0cm" fo:margin-bottom="0cm" fo:text-indent="0cm" style:auto-text-indent="false"/>
    </style:style>
    <style:style style:name="P124"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125" style:family="paragraph" style:parent-style-name="Text_20_body" style:list-style-name="WW8Num18">
      <style:paragraph-properties fo:margin-left="-2.54cm" fo:margin-right="0cm" fo:text-align="start" style:justify-single-word="false" fo:text-indent="0cm" style:auto-text-indent="false"/>
    </style:style>
    <style:style style:name="P126" style:family="paragraph" style:parent-style-name="Text_20_body" style:list-style-name="WW8Num33">
      <style:paragraph-properties fo:margin-left="-1.27cm" fo:margin-right="0cm" fo:text-indent="0cm" style:auto-text-indent="false"/>
    </style:style>
    <style:style style:name="P127" style:family="paragraph" style:parent-style-name="Text_20_body" style:list-style-name="L9">
      <style:paragraph-properties fo:margin-left="-1.27cm" fo:margin-right="0cm" fo:text-indent="0cm" style:auto-text-indent="false"/>
    </style:style>
    <style:style style:name="P128" style:family="paragraph" style:parent-style-name="Text_20_body" style:list-style-name="L5">
      <style:paragraph-properties fo:margin-left="1.27cm" fo:margin-right="0cm" fo:margin-top="0cm" fo:margin-bottom="0cm" fo:text-indent="0cm" style:auto-text-indent="false"/>
    </style:style>
    <style:style style:name="P129" style:family="paragraph" style:parent-style-name="Text_20_body" style:list-style-name="L8">
      <style:paragraph-properties fo:margin-left="1.27cm" fo:margin-right="0cm" fo:margin-top="0cm" fo:margin-bottom="0cm" fo:text-indent="0cm" style:auto-text-indent="false"/>
      <style:text-properties fo:font-style="italic" style:text-underline-style="none" style:font-style-asian="italic" style:font-style-complex="italic"/>
    </style:style>
    <style:style style:name="P130" style:family="paragraph" style:parent-style-name="Text_20_body" style:list-style-name="L5">
      <style:paragraph-properties fo:margin-left="1.27cm" fo:margin-right="0cm" fo:text-indent="0cm" style:auto-text-indent="false"/>
    </style:style>
    <style:style style:name="P131" style:family="paragraph" style:parent-style-name="Text_20_body" style:list-style-name="L5">
      <style:paragraph-properties fo:margin-left="2.54cm" fo:margin-right="0cm" fo:margin-top="0cm" fo:margin-bottom="0cm" fo:text-indent="0cm" style:auto-text-indent="false"/>
    </style:style>
    <style:style style:name="P132" style:family="paragraph" style:parent-style-name="Text_20_body" style:list-style-name="L5">
      <style:paragraph-properties fo:margin-left="2.54cm" fo:margin-right="0cm" fo:margin-top="0cm" fo:margin-bottom="0cm" fo:text-indent="0cm" style:auto-text-indent="false"/>
      <style:text-properties style:language-asian="zh" style:country-asian="CN"/>
    </style:style>
    <style:style style:name="P133" style:family="paragraph" style:parent-style-name="Text_20_body" style:list-style-name="L5">
      <style:paragraph-properties fo:margin-left="2.54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language-asian="zh" style:country-asian="CN" style:font-style-asian="italic" style:font-style-complex="italic"/>
    </style:style>
    <style:style style:name="T13" style:family="text">
      <style:text-properties fo:font-size="12pt"/>
    </style:style>
    <style:style style:name="T14" style:family="text">
      <style:text-properties fo:font-size="12pt" fo:font-weight="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style:font-size-asian="12pt" style:font-size-complex="12pt"/>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style:text-underline-style="solid" style:text-underline-width="auto" style:text-underline-color="font-color" style:font-size-asian="12pt" style:font-size-complex="12pt"/>
    </style:style>
    <style:style style:name="T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font-size="12pt" style:text-underline-style="none" style:font-size-asian="12pt" style:font-size-complex="12pt"/>
    </style:style>
    <style:style style:name="T24" style:family="text">
      <style:text-properties style:text-position="33% 80%"/>
    </style:style>
    <style:style style:name="T25" style:family="text">
      <style:text-properties fo:font-size="11pt" fo:font-style="italic" style:font-size-asian="11pt" style:font-style-asian="italic" style:font-size-complex="11pt"/>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fo:font-size="11pt" fo:font-style="italic" fo:font-weight="bold" style:font-size-asian="11pt" style:font-style-asian="italic" style:font-weight-asian="bold" style:font-size-complex="11pt" style:font-weight-complex="bold"/>
    </style:style>
    <style:style style:name="T2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fo:font-size="11pt" style:font-size-asian="11pt" style:font-size-complex="11pt"/>
    </style:style>
    <style:style style:name="T32" style:family="text">
      <style:text-properties style:text-underline-style="solid" style:text-underline-width="auto" style:text-underline-color="font-color"/>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color="#000000"/>
    </style:style>
    <style:style style:name="T37" style:family="text">
      <style:text-properties fo:color="#000000" fo:font-style="italic" fo:font-weight="normal"/>
    </style:style>
    <style:style style:name="T38" style:family="text">
      <style:text-properties fo:color="#000000" fo:font-style="italic" fo:font-weight="bold" style:font-style-asian="italic" style:font-weight-asian="bold" style:font-style-complex="italic" style:font-weight-complex="bold"/>
    </style:style>
    <style:style style:name="T39" style:family="text">
      <style:text-properties fo:color="#000000" fo:font-style="italic" style:font-style-asian="italic" style:font-style-complex="italic"/>
    </style:style>
    <style:style style:name="T40" style:family="text">
      <style:text-properties fo:color="#000000" fo:font-style="italic" style:font-name-asian="Tms Rmn" style:font-style-asian="italic" style:font-name-complex="Tms Rmn" style:font-style-complex="italic"/>
    </style:style>
    <style:style style:name="T41" style:family="text">
      <style:text-properties fo:color="#000000" fo:font-style="italic" style:text-underline-style="none" fo:font-weight="normal" style:font-style-asian="italic" style:font-weight-asian="normal" style:font-style-complex="italic" style:font-weight-complex="normal"/>
    </style:style>
    <style:style style:name="T4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3" style:family="text">
      <style:text-properties fo:color="#000000" fo:font-style="normal" style:font-style-asian="normal" style:font-style-complex="normal"/>
    </style:style>
    <style:style style:name="T44" style:family="text">
      <style:text-properties fo:color="#000000" fo:font-style="normal" style:text-underline-style="none" fo:font-weight="normal" style:font-style-asian="normal" style:font-weight-asian="normal" style:font-style-complex="normal" style:font-weight-complex="normal"/>
    </style:style>
    <style:style style:name="T45" style:family="text">
      <style:text-properties fo:color="#000000" fo:font-style="normal" fo:font-weight="bold" style:font-style-asian="normal" style:font-weight-asian="bold" style:font-style-complex="normal" style:font-weight-complex="bold"/>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000000" fo:font-weight="bold" style:font-weight-asian="bold" style:font-weight-complex="bold"/>
    </style:style>
    <style:style style:name="T48" style:family="text">
      <style:text-properties fo:color="#000000" fo:font-size="10.5pt" fo:font-style="italic" fo:font-weight="normal" style:font-style-asian="italic" style:font-style-complex="italic"/>
    </style:style>
    <style:style style:name="T49" style:family="text">
      <style:text-properties fo:color="#000000" fo:font-size="10.5pt" fo:font-style="italic" style:font-style-asian="italic" style:font-style-complex="italic"/>
    </style:style>
    <style:style style:name="T50" style:family="text">
      <style:text-properties fo:color="#000000" fo:font-size="14pt" style:font-size-asian="14pt" style:font-size-complex="14pt"/>
    </style:style>
    <style:style style:name="T51" style:family="text">
      <style:text-properties fo:color="#000000" style:font-name="Times" fo:font-size="12pt" fo:font-weight="normal" style:font-size-asian="12pt" style:font-weight-asian="normal" style:font-size-complex="12pt" style:font-weight-complex="normal"/>
    </style:style>
    <style:style style:name="T52"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3" style:family="text">
      <style:text-properties fo:color="#000000" style:font-name="Tms Rmn" fo:font-size="10pt" style:font-name-asian="Tms Rmn" style:font-size-asian="10pt" style:font-name-complex="Tms Rmn" style:font-size-complex="10pt"/>
    </style:style>
    <style:style style:name="T54" style:family="text">
      <style:text-properties fo:color="#000000" style:font-name-asian="Tms Rmn" style:font-name-complex="Tms Rmn"/>
    </style:style>
    <style:style style:name="T55" style:family="text">
      <style:text-properties fo:color="#000000" style:text-underline-style="none"/>
    </style:style>
    <style:style style:name="T56" style:family="text">
      <style:text-properties fo:color="#000000" style:text-underline-style="none" fo:font-weight="normal" style:font-weight-asian="normal" style:font-weight-complex="normal"/>
    </style:style>
    <style:style style:name="T57" style:family="text">
      <style:text-properties fo:color="#000000" style:text-underline-style="none" fo:font-weight="normal" style:font-weight-asian="normal" style:font-style-complex="italic" style:font-weight-complex="normal"/>
    </style:style>
    <style:style style:name="T58" style:family="text">
      <style:text-properties fo:color="#000000" style:text-underline-style="none" fo:font-weight="bold" style:font-name-asian="TimesNewRomanPSMT" style:font-weight-asian="bold" style:font-name-complex="TimesNewRomanPSMT" style:font-weight-complex="bold"/>
    </style:style>
    <style:style style:name="T59" style:family="text">
      <style:text-properties fo:color="#000000" style:font-name="Times New Roman" style:text-underline-style="none"/>
    </style:style>
    <style:style style:name="T60" style:family="text">
      <style:text-properties fo:color="#000000" style:font-name="Times New Roman" style:text-underline-style="none" fo:font-weight="normal" style:font-weight-asian="normal" style:font-weight-complex="normal"/>
    </style:style>
    <style:style style:name="T6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2" style:family="text">
      <style:text-properties fo:color="#000000" fo:font-weight="normal" style:font-weight-asian="normal" style:font-weight-complex="normal"/>
    </style:style>
    <style:style style:name="T63" style:family="text">
      <style:text-properties fo:color="#000000" fo:font-size="12pt" style:text-underline-style="none" style:font-name-asian="TimesNewRomanPSMT" style:font-size-asian="12pt" style:font-name-complex="TimesNewRomanPSMT" style:font-size-complex="12pt"/>
    </style:style>
    <style:style style:name="T64"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5"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67"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8" style:family="text">
      <style:text-properties style:font-name="Times New Roman"/>
    </style:style>
    <style:style style:name="T69" style:family="text">
      <style:text-properties style:font-name="Times New Roman" fo:font-weight="bold" style:font-weight-asian="bold" style:font-weight-complex="bold"/>
    </style:style>
    <style:style style:name="T70" style:family="text">
      <style:text-properties style:font-name="Times New Roman" fo:font-style="italic" style:font-style-asian="italic" style:font-style-complex="italic"/>
    </style:style>
    <style:style style:name="T71" style:family="text">
      <style:text-properties style:font-name="Times New Roman" fo:font-size="12pt" fo:font-weight="normal" style:font-size-asian="12pt" style:font-weight-asian="normal" style:font-size-complex="12pt" style:font-weight-complex="normal"/>
    </style:style>
    <style:style style:name="T72"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3" style:family="text">
      <style:text-properties style:text-underline-style="none"/>
    </style:style>
    <style:style style:name="T74" style:family="text">
      <style:text-properties style:text-underline-style="none" fo:font-weight="bold" style:font-weight-asian="bold" style:font-weight-complex="bold"/>
    </style:style>
    <style:style style:name="T75" style:family="text">
      <style:text-properties style:font-name="Times" fo:font-size="12pt" fo:font-weight="normal" style:font-size-asian="12pt" style:font-weight-asian="normal" style:font-size-complex="12pt" style:font-weight-complex="normal"/>
    </style:style>
    <style:style style:name="T76" style:family="text">
      <style:text-properties fo:font-size="10.5pt"/>
    </style:style>
    <style:style style:name="T77" style:family="text">
      <style:text-properties fo:font-size="10.5pt" fo:font-style="italic" style:font-style-asian="italic" style:font-style-complex="italic"/>
    </style:style>
    <style:style style:name="T78" style:family="text">
      <style:text-properties style:font-name="TimesNewRomanPSMT" fo:font-size="12pt" style:font-name-asian="TimesNewRomanPSMT" style:font-size-asian="12pt" style:font-name-complex="TimesNewRomanPSMT" style:font-size-complex="12pt"/>
    </style:style>
    <style:style style:name="T79" style:family="text">
      <style:text-properties fo:font-size="14pt" style:font-size-asian="14pt" style:font-size-complex="14pt"/>
    </style:style>
    <style:style style:name="T8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1" style:family="text">
      <style:text-properties style:language-asian="zh" style:country-asian="CN"/>
    </style:style>
    <style:style style:name="T82"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83"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year number:style="long"/>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XCAT 2 on AIX</text:p>
      <text:p text:style-name="P39">Booting AIX diskless nodes </text:p>
      <text:p text:style-name="P72"><text:date style:data-style-name="N36" text:date-value="2010-08-19T14:56:41.66">2010／8／19</text:date>, <text:time style:data-style-name="N43" text:time-value="2010-08-19T14:56:41.66">02:56:42 PM</text:time></text:p>
      <text:p text:style-name="Date"/>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97"><text:a xlink:type="simple" xlink:href="#1.Overview|outline">1.0 Overview<text:tab/>2</text:a></text:p>
          <text:p text:style-name="P97"><text:a xlink:type="simple" xlink:href="#2.Deploying AIX diskless nodes using xCAT|outline">2.0 Deploying AIX diskless nodes using xCAT<text:tab/>2</text:a></text:p>
          <text:p text:style-name="P96"><text:a xlink:type="simple" xlink:href="#2.1.Create a diskless image|outline">2.1 Create a diskless image<text:tab/>2</text:a></text:p>
          <text:p text:style-name="P96"><text:a xlink:type="simple" xlink:href="#2.2.Update the image (SPOT)|outline">2.2 Update the image (SPOT)<text:tab/>5</text:a></text:p>
          <text:p text:style-name="P99"><text:a xlink:type="simple" xlink:href="#2.2.1.Update options|outline">2.2.1 Update options<text:tab/>5</text:a></text:p>
          <text:p text:style-name="P98"><text:a xlink:type="simple" xlink:href="#2.2.1.1.Add or update software |outline">2.2.1.1 Add or update software <text:tab/>5</text:a></text:p>
          <text:p text:style-name="P98"><text:a xlink:type="simple" xlink:href="#2.2.1.2.Update system configuration files.|outline">2.2.1.2 Update system configuration files.<text:tab/>5</text:a></text:p>
          <text:p text:style-name="P98"><text:a xlink:type="simple" xlink:href="#2.2.1.3.Run commands in the SPOT using chroot.|outline">2.2.1.3 Run commands in the SPOT using chroot.<text:tab/>6</text:a></text:p>
          <text:p text:style-name="P99"><text:a xlink:type="simple" xlink:href="#2.2.2.Adding required software|outline">2.2.2 Adding required software<text:tab/>7</text:a></text:p>
          <text:p text:style-name="P98"><text:a xlink:type="simple" xlink:href="#2.2.2.1.Copy the software.|outline">2.2.2.1 Copy the software.<text:tab/>7</text:a></text:p>
          <text:p text:style-name="P98"><text:a xlink:type="simple" xlink:href="#2.2.2.2.Create NIM installp_bundle resources|outline">2.2.2.2 Create NIM installp_bundle resources<text:tab/>7</text:a></text:p>
          <text:p text:style-name="P98"><text:a xlink:type="simple" xlink:href="#2.2.2.3.Check the osimage (optional)|outline">2.2.2.3 Check the osimage (optional)<text:tab/>8</text:a></text:p>
          <text:p text:style-name="P98"><text:a xlink:type="simple" xlink:href="#2.2.2.4.Install the software into the SPOT. |outline">2.2.2.4 Install the software into the SPOT. <text:tab/>9</text:a></text:p>
          <text:p text:style-name="P96"><text:a xlink:type="simple" xlink:href="#2.3.Define xCAT networks|outline">2.3 Define xCAT networks<text:tab/>9</text:a></text:p>
          <text:p text:style-name="P96"><text:a xlink:type="simple" xlink:href="#2.4.Create additional NIM network definitions (optional)  |outline">2.4 Create additional NIM network definitions (optional) <text:s/><text:tab/>10</text:a></text:p>
          <text:p text:style-name="P96"><text:a xlink:type="simple" xlink:href="#2.5.Define the HMC as an xCAT node|outline">2.5 Define the HMC as an xCAT node<text:tab/>11</text:a></text:p>
          <text:p text:style-name="P96"><text:a xlink:type="simple" xlink:href="#2.6.Discover the LPARs managed by the HMC|outline">2.6 Discover the LPARs managed by the HMC<text:tab/>11</text:a></text:p>
          <text:p text:style-name="P96"><text:a xlink:type="simple" xlink:href="#2.7.Define xCAT cluster nodes|outline">2.7 Define xCAT cluster nodes<text:tab/>12</text:a></text:p>
          <text:p text:style-name="P96"><text:a xlink:type="simple" xlink:href="#2.8.Add IP addresses and hostnames to /etc/hosts|outline">2.8 Add IP addresses and hostnames to /etc/hosts<text:tab/>12</text:a></text:p>
          <text:p text:style-name="P96"><text:a xlink:type="simple" xlink:href="#2.9.Create and define additional logical partitions (optional)|outline">2.9 Create and define additional logical partitions (optional)<text:tab/>12</text:a></text:p>
          <text:p text:style-name="P96"><text:a xlink:type="simple" xlink:href="#2.10.Gather MAC information for the boot adapters.|outline">2.10 Gather MAC information for the boot adapters.<text:tab/>13</text:a></text:p>
          <text:p text:style-name="P96"><text:a xlink:type="simple" xlink:href="#2.11.Define xCAT groups (optional)|outline">2.11 Define xCAT groups (optional)<text:tab/>14</text:a></text:p>
          <text:p text:style-name="P96"><text:a xlink:type="simple" xlink:href="#2.12. Set up post boot scripts (optional)|outline">2.12 <text:s/>Set up post boot scripts (optional)<text:tab/>14</text:a></text:p>
          <text:p text:style-name="P96"><text:a xlink:type="simple" xlink:href="#2.13.Set up prescripts (optional)|outline">2.13 Set up prescripts (optional)<text:tab/>15</text:a></text:p>
          <text:p text:style-name="P96"><text:a xlink:type="simple" xlink:href="#2.14.Verify the node definitions|outline">2.14 Verify the node definitions<text:tab/>15</text:a></text:p>
          <text:p text:style-name="P96"><text:a xlink:type="simple" xlink:href="#2.15.Initialize the AIX/NIM diskless nodes|outline">2.15 Initialize the AIX/NIM diskless nodes<text:tab/>16</text:a></text:p>
          <text:p text:style-name="P96"><text:a xlink:type="simple" xlink:href="#2.16.Verifying the node initialization before booting (optional)|outline">2.16 Verifying the node initialization before booting (optional)<text:tab/>16</text:a></text:p>
          <text:p text:style-name="P96"><text:a xlink:type="simple" xlink:href="#2.17.Open a remote console (optional)|outline">2.17 Open a remote console (optional)<text:tab/>16</text:a></text:p>
          <text:p text:style-name="P96"><text:a xlink:type="simple" xlink:href="#2.18.Initiate a network boot|outline">2.18 Initiate a network boot<text:tab/>17</text:a></text:p>
          <text:p text:style-name="P96"><text:a xlink:type="simple" xlink:href="#2.19.Verify the deployment|outline">2.19 Verify the deployment<text:tab/>17</text:a></text:p>
          <text:p text:style-name="P97"><text:a xlink:type="simple" xlink:href="#3. ISCSI dump support|outline">3.0 <text:s/>ISCSI dump support<text:tab/>18</text:a></text:p>
          <text:p text:style-name="P96"><text:a xlink:type="simple" xlink:href="#3.1.Prerequisites|outline">3.1 Prerequisites<text:tab/>18</text:a></text:p>
          <text:p text:style-name="P96"><text:a xlink:type="simple" xlink:href="#3.2.Configuring diskless dump|outline">3.2 Configuring diskless dump<text:tab/>19</text:a></text:p>
          <text:p text:style-name="P96"><text:a xlink:type="simple" xlink:href="#3.3.Initiating a diskless dump&#9;|outline">3.3 Initiating a diskless dump <text:tab/>20</text:a></text:p>
          <text:p text:style-name="P96"><text:a xlink:type="simple" xlink:href="#3.4.NIM snap and dump operations|outline">3.4 NIM snap and dump operations<text:tab/>20</text:a></text:p>
          <text:p text:style-name="P96"><text:a xlink:type="simple" xlink:href="#3.5.Reading a system dump file|outline">3.5 Reading a system dump file<text:tab/>21</text:a></text:p>
          <text:p text:style-name="P97"><text:a xlink:type="simple" xlink:href="#4.Special Cases|outline">4.0 Special Cases<text:tab/>21</text:a></text:p>
          <text:p text:style-name="P96"><text:a xlink:type="simple" xlink:href="#4.1.Using other NIM resources.|outline">4.1 Using other NIM resources.<text:tab/>21</text:a></text:p>
          <text:p text:style-name="P96"><text:a xlink:type="simple" xlink:href="#4.2.Booting a “dataless” node.|outline">4.2 Booting a “dataless” node.<text:tab/>22</text:a></text:p>
          <text:p text:style-name="P96"><text:a xlink:type="simple" xlink:href="#4.3.Specifying additional values for the NIM node initialization.|outline">4.3 Specifying additional values for the NIM node initialization.<text:tab/>22</text:a></text:p>
          <text:p text:style-name="P97"><text:a xlink:type="simple" xlink:href="#5.Cleanup|outline">5.0 Cleanup<text:tab/>22</text:a></text:p>
          <text:p text:style-name="P96"><text:soft-page-break/><text:a xlink:type="simple" xlink:href="#5.1.Removing NIM machine definitions|outline">5.1 Removing NIM machine definitions<text:tab/>22</text:a></text:p>
          <text:p text:style-name="P96"><text:a xlink:type="simple" xlink:href="#5.2.Removing NIM resources |outline">5.2 Removing NIM resources <text:tab/>23</text:a></text:p>
          <text:p text:style-name="P97"><text:a xlink:type="simple" xlink:href="#6.Notes|outline">6.0 Notes<text:tab/>23</text:a></text:p>
          <text:p text:style-name="P96"><text:a xlink:type="simple" xlink:href="#6.1.Terminology|outline">6.1 Terminology<text:tab/>23</text:a></text:p>
          <text:p text:style-name="P96"><text:a xlink:type="simple" xlink:href="#6.2.NIM diskless resources|outline">6.2 NIM diskless resources<text:tab/>24</text:a></text:p>
          <text:p text:style-name="P96"><text:a xlink:type="simple" xlink:href="#6.3.NIM Commands|outline">6.3 NIM Commands<text:tab/>26</text:a></text:p>
          <text:p text:style-name="P99"><text:a xlink:type="simple" xlink:href="#6.3.1.COSI commands|outline">6.3.1 COSI commands<text:tab/>26</text:a></text:p>
          <text:p text:style-name="P99"><text:a xlink:type="simple" xlink:href="#6.3.2.Thin server commands|outline">6.3.2 Thin server commands<text:tab/>26</text:a></text:p>
        </text:index-body>
      </text:table-of-content>
      <text:p text:style-name="P1"/>
      <text:h text:style-name="Heading_20_1" text:outline-level="1">Overview</text:h>
      <text:p text:style-name="P87">This “How-To” describes how AIX diskless nodes can be deployed and updated using xCAT and AIX/NIM commands. <text:s text:c="2"/></text:p>
      <text:p text:style-name="P87">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xml:id="list34664733" text:style-name="WW8Num24">
        <text:list-item>
          <text:p text:style-name="P109">An AIX system has been installed to use as an xCAT management node.</text:p>
        </text:list-item>
        <text:list-item>
          <text:p text:style-name="P109">xCAT and prerequisite software has been installed on the management node.</text:p>
        </text:list-item>
        <text:list-item>
          <text:p text:style-name="P109">The xCAT management node has been configured.</text:p>
        </text:list-item>
        <text:list-item>
          <text:p text:style-name="P109">One or more LPARs have already been created using the HMC interfaces. <text:s/></text:p>
        </text:list-item>
        <text:list-item>
          <text:p text:style-name="P109">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text:soft-page-break/>create any additional NIM network definitions and could avoid additional complications. </text:p>
      <text:p text:style-name="P11">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6">There are several NIM resources that must be created in order to deploy a diskless node. The main resource is the NIM SPOT (Shared Product Object Tree). <text:s/>An AIX </text:span><text:span text:style-name="T36">diskless image is essentially a SPOT. <text:s/>It</text:span><text:span text:style-name="T33">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3">”). </text:span></text:p>
      <text:p text:style-name="P25">Stateful or stateless?</text:p>
      <text:p text:style-name="P26">You can choose to have your diskless nodes be either “stateful” or “stateless”. If you want a “stateful” node you must use a NIM “root” resource. <text:s text:c="2"/>If you want a “stateless” node you must use a NIM “shared_root” resource.</text:p>
      <text:p text:style-name="P26">A “stateful” diskless node preserves its state in individual mounted root filesystems. <text:s/>When the node is shut down and rebooted, any information that was written to a root filesystem will be available</text:p>
      <text:p text:style-name="P26">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6">The advantage of stateless nodes is that there is much less network traffic and fewer resources used which is especially important in a large cluster environment.</text:p>
      <text:p text:style-name="P26">For more information regarding the NIM “root” and “shared_root” resource refer to the NIM documentation. <text:s text:c="2"/></text:p>
      <text:p text:style-name="P26">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19">mknimimage -V -r -t diskless -s /myimages 61cosi</text:span></text:p>
      <text:p text:style-name="P11">(Note that this operation could take a while to complete!)</text:p>
      <text:p text:style-name="P11"><text:span text:style-name="T3">Caution:</text:span> D<text:span text:style-name="T36">o not interrupt (kill) a NIM process while it is creating a SPOT resource. </text:span></text:p>
      <text:p text:style-name="P11"><text:span text:style-name="T36">Starting with xCAT version 2.5 you can also use the </text:span><text:span text:style-name="T55">“-D” option to specify that a dump resource should be created. <text:s/>See the section called “</text:span><text:span text:style-name="T59">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91"><text:tab/><text:span text:style-name="T6">Object name: </text:span><text:span text:style-name="T29">61cosi</text:span></text:p>
      <text:p text:style-name="P42"><text:s text:c="4"/>imagetype=NIM</text:p>
      <text:p text:style-name="P42"><text:s text:c="4"/>lpp_source=<text:span text:style-name="T31">61cosi</text:span>_lpp_source</text:p>
      <text:p text:style-name="P42"><text:s text:c="4"/>nimtype=diskless</text:p>
      <text:p text:style-name="P42"><text:s text:c="4"/>osname=AIX</text:p>
      <text:p text:style-name="P42"><text:s text:c="4"/>paging=<text:span text:style-name="T31">61cosi</text:span>_paging</text:p>
      <text:p text:style-name="P42"><text:s text:c="4"/>shared_root=<text:span text:style-name="T31">61cosi</text:span>_shared_root</text:p>
      <text:p text:style-name="P42"><text:s text:c="4"/>spot=<text:span text:style-name="T31">61cosi</text:span></text:p>
      <text:p text:style-name="P92"/>
      <text:p text:style-name="P11">The NIM resources will be created in a subdirectory of <text:span text:style-name="T4">/install/nim </text:span><text:span text:style-name="T33">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3">you could run the command as follows. <text:s/></text:span></text:p>
      <text:p text:style-name="P24"><text:tab/>mknimimage -V -r -t diskless <text:span text:style-name="T30">-s /myimages </text:span><text:span text:style-name="T35">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8"><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8">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8"><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38"><text:tab/><text:span text:style-name="T27">lsnim -l 61cosi</text:span></text:p>
      <text:p text:style-name="P38">To see the actual contents of a NIM resource use "<text:span text:style-name="T6">nim -o showres &lt;resource name&gt;</text:span>". <text:s/>For example, to get a list of the software installed in your SPOT you could run:</text:p>
      <text:p text:style-name="P38"><text:s text:c="8"/><text:tab/><text:span text:style-name="T27">nim -o showres <text:s/>61cosi</text:span></text:p>
      <text:h text:style-name="Heading_20_2" text:outline-level="2">Update the image (SPOT)</text:h>
      <text:p text:style-name="Standard"/>
      <text:p text:style-name="P20">You must install any additional software you need and make any required customizations to the image before you boot the nodes.</text:p>
      <text:h text:style-name="Heading_20_3" text:outline-level="3">Update options</text:h>
      <text:p text:style-name="P21">There are basically three types of updates you can do to a SPOT.</text:p>
      <text:h text:style-name="Heading_20_4" text:outline-level="4"><text:span text:style-name="T3">Add or update software</text:span> </text:h>
      <text:p text:style-name="P55">The SPOT created in the previous step should be considered the basic <text:span text:style-name="T32">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73">)</text:span></text:p>
      <text:p text:style-name="P60"><text:span text:style-name="T35">You can use t</text:span>he <text:span text:style-name="T3">mknimimage</text:span> “-u” option to update software in the diskless image (SPOT). <text:s text:c="2"/></text:p>
      <text:p text:style-name="P60">To do this you can update your xCAT <text:span text:style-name="T6">osimage</text:span> definition with any “installp_bundles”, “otherpkgs” <text:s/>you wish to use and then run the <text:span text:style-name="T3">mknimimage -u</text:span> command.</text:p>
      <text:p text:style-name="P55"><text:span text:style-name="T36">Use the </text:span><text:span text:style-name="T47">chdef</text:span><text:span text:style-name="T36"> command to update the osimage definition. <text:s/>For example:</text:span></text:p>
      <text:p text:style-name="P60"><text:span text:style-name="T17"><text:tab/></text:span><text:span text:style-name="T19">chdef -t osimage -o <text:s/>61cosi <text:s/>installp_bundle=”hpcbnd,labbnd”</text:span></text:p>
      <text:p text:style-name="P61"><text:span text:style-name="T18">Once the </text:span><text:span text:style-name="T20">osimage</text:span><text:span text:style-name="T18"> definition is updated you can run </text:span><text:span text:style-name="T15">mknimimage</text:span><text:span text:style-name="T18">.</text:span></text:p>
      <text:p text:style-name="P55"><text:tab/><text:span text:style-name="T9">mknimimage -u 61cosi</text:span></text:p>
      <text:p text:style-name="P62"><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90"/>
      <text:p text:style-name="P60"><text:span text:style-name="T73">You can also add other configuration files such as <text:s/>/etc/passwd etc. <text:s/>These files will then be available to every node that boots with this imag</text:span>e.</text:p>
      <text:p text:style-name="P60"><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5"><text:span text:style-name="T36">For more information on using the <text:s/>synchronization file function see the document called “</text:span><text:span text:style-name="T52">How to sync files in xCAT</text:span><text:span text:style-name="T51">”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5"><text:span text:style-name="T36">Use the </text:span><text:span text:style-name="T47">chdef</text:span><text:span text:style-name="T36"> command to update the </text:span><text:span text:style-name="T39">osimage</text:span><text:span text:style-name="T36"> definition. <text:s/>For example:</text:span></text:p>
      <text:p text:style-name="P60"><text:span text:style-name="T17"><text:tab/></text:span><text:span text:style-name="T19">chdef -t osimage -o <text:s/>61cosi <text:s/>synclists=”/u/test/mysyncfiles”</text:span></text:p>
      <text:p text:style-name="P61"><text:span text:style-name="T18">Once the </text:span><text:span text:style-name="T20">osimage</text:span><text:span text:style-name="T18"> definition is updated you can run </text:span><text:span text:style-name="T15">mknimimage</text:span><text:span text:style-name="T18">.</text:span></text:p>
      <text:p text:style-name="P55"><text:tab/><text:span text:style-name="T9">mknimimage -u 61cosi</text:span></text:p>
      <text:p text:style-name="P55">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55"><text:span text:style-name="T36">Starting with xCAT 2.5 and AIX 6.1.6 the </text:span><text:span text:style-name="T47">xcatchroot</text:span><text:span text:style-name="T36"> command can be used to modify the SPOT using the </text:span><text:span text:style-name="T47">chroot</text:span><text:span text:style-name="T36"> command. <text:s/></text:span></text:p>
      <text:p text:style-name="P55"><text:span text:style-name="T36">The </text:span><text:span text:style-name="T47">xcatchroot</text:span><text:span text:style-name="T36"> command will take care of any of the required setup so that the command you provide will be able to run in the spot </text:span><text:span text:style-name="T47">chroot</text:span><text:span text:style-name="T36"> environment. <text:s/>It will also mount the lpp_source resource listed in the </text:span><text:span text:style-name="T39">osimage</text:span><text:span text:style-name="T36"> definition so that you can access additional software that you may wish to install.</text:span></text:p>
      <text:p text:style-name="P60">For example, to set the root password to "cluster" in the spot so that when the diskless node boots it will have a root password set you could run a command similar to the following.</text:p>
      <text:p text:style-name="P55"><text:span text:style-name="T36"><text:tab/></text:span><text:span text:style-name="T38">xcatchroot -i <text:s/>61cosi "/usr/bin/echo root:cluster | /usr/bin/chpasswd -c"</text:span></text:p>
      <text:p text:style-name="P55"><text:span text:style-name="T36">See the </text:span><text:span text:style-name="T47">xcatchroot</text:span><text:span text:style-name="T36"> man page for more details. <text:s/></text:span></text:p>
      <text:p text:style-name="P55"><text:span text:style-name="T47">Caution: <text:s/></text:span><text:span text:style-name="T36"><text:s/></text:span></text:p>
      <text:p text:style-name="P47"><text:span text:style-name="T36">Be very careful when using </text:span><text:span text:style-name="T47">chroot</text:span><text:span text:style-name="T36"> on a SPOT. <text:s/>It is easy to get the SPOT into an unusable state! <text:s text:c="2"/>It may be adviseable to make a copy of the SPOT before you try to run any commands that have an uncertain outcome. <text:s text:c="2"/></text:span></text:p>
      <text:p text:style-name="P17">When you are done updating a NIM spot resource you should always run the NIM check operation on the spot.</text:p>
      <text:p text:style-name="P17"><text:tab/><text:span text:style-name="T9">nim -Fo check 61cosi</text:span></text:p>
      <text:p text:style-name="P17">For more information on updating a diskless image see the document <text:s/>called “<text:span text:style-name="T75">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7"><text:soft-page-break/>See the section titled “Updating diskless nodes”</text:p>
      <text:h text:style-name="Heading_20_3" text:outline-level="3">Adding required software</text:h>
      <text:p text:style-name="Standard"/>
      <text:p text:style-name="P17"><text:span text:style-name="T32">You will have to install </text:span><text:span text:style-name="T11">openssl</text:span><text:span text:style-name="T32"> and </text:span><text:span text:style-name="T11">openssh</text:span><text:span text:style-name="T32"> along with several additional requisite software packages.</text:span></text:p>
      <text:p text:style-name="P22">The basic process is:</text:p>
      <text:list xml:id="list34647587" text:style-name="L1">
        <text:list-item>
          <text:p text:style-name="P117">Copy the required software to the lpp_source resource that you used to create your SPOT.</text:p>
        </text:list-item>
        <text:list-item>
          <text:p text:style-name="P117">Create NIM installp_bundle resources</text:p>
        </text:list-item>
        <text:list-item>
          <text:p text:style-name="P117">Check the lpp_source and bundle files</text:p>
        </text:list-item>
        <text:list-item>
          <text:p text:style-name="P118">Install the software in the SPOT.</text:p>
        </text:list-item>
      </text:list>
      <text:h text:style-name="Heading_20_4" text:outline-level="4">Copy the software.</text:h>
      <text:p text:style-name="P17">You will have to update the SPOT with additional software required for xCAT. <text:s text:c="2"/></text:p>
      <text:p text:style-name="P17">The required software is specified in the sample bundle file discussed below. <text:s/>The <text:span text:style-name="T3">installp</text:span> filesets should be available from the AIX product media. <text:s/>The prerequisite rpms are available in the dep-aix-&lt;version&gt;.tar.gz tar file that you downloaded from the xCAT download page.</text:p>
      <text:p text:style-name="Text_20_body"><text:span text:style-name="T32">The required software must be copied to the NIM lpp_source resource that is being used for this OS image. </text:span><text:s/>The easiest way to do this is to use the “nim -o update” command.</text:p>
      <text:p text:style-name="P17">For example, assume the dep-aix* .tar.gz file has been copied and unwrapped in the /tmp/images directory and that the name of the NIM lpp_source resource is “61cosi_lpp_source”.</text:p>
      <text:p text:style-name="P17">In more recent versions of the dep-aix* tar file the software will be found in subdirectories corresponding to the level of AIX you are using. (ex. <text:s/>./<text:span text:style-name="T34">dep-aix/5.3, <text:s/>./dep-aix/6.1).</text:span></text:p>
      <text:p text:style-name="P17"><text:span text:style-name="T3">Note:</text:span> <text:s/>Typically all the rpms are copied to the lpp_source resource even though they are not all used when installing a compute node.</text:p>
      <text:p text:style-name="P17">For example, to copy all the rpms from the dep-aix package you could run the following command.</text:p>
      <text:p text:style-name="P18"><text:tab/><text:span text:style-name="T3">nim -o update -a packages=all -a source=/tmp/images/dep-aix/6.1 <text:tab/><text:tab/><text:tab/><text:tab/><text:tab/>61cosi_lpp_source</text:span></text:p>
      <text:p text:style-name="P23">The NIM command will find the correct directories and update the lpp_source resource.</text:p>
      <text:h text:style-name="P111" text:outline-level="4">Create NIM installp_bundle resources</text:h>
      <text:p text:style-name="P74">To get all this additional software installed we need a way to tell NIM to include it in the installation. <text:s/>To facilitate this, xCAT provides <text:span text:style-name="T32">sample</text:span> NIM installp bundle files. <text:s/><text:soft-page-break/>(<text:span text:style-name="T32">Always make sure that the contents of the bundle files you use are the packages you want to install and that they are all in the appropriate lpp_source directory.</text:span>)</text:p>
      <text:p text:style-name="P74">Starting with xCAT version 2.4.3 there will be a set of bundle files to use for installing a compute node. <text:s/>They are in <text:s/>“<text:span text:style-name="T6">/opt/xcat/share/xcat/installp_bundles</text:span>”. <text:s/>There is a version corresponding to the different AIX OS levels. <text:s/>(xCATaixCN53.bnd, xCATaixCN61.bnd etc.) <text:s text:c="2"/>Just use the one that corresponds to the version of AIX you are running.</text:p>
      <text:p text:style-name="P74"><text:span text:style-name="T3">Note: </text:span>For earlier versions of xCAT the sample bundle files are shipped as part of the xCAT tarball file. <text:s text:c="2"/></text:p>
      <text:p text:style-name="P74">To use the bundle file you need to define it as a NIM resources and add it to the xCAT <text:span text:style-name="T6">osimage</text:span> definition.</text:p>
      <text:p text:style-name="Text_20_body">Copy the bundle file ( say <text:span text:style-name="T16">xCATaixCN61.bnd </text:span><text:span text:style-name="T78">) to a location where it can be defined as a NIM resource, for example “/install/nim/installp_bundle”.</text:span></text:p>
      <text:p text:style-name="P85"><text:span text:style-name="T32">To define the NIM resource</text:span> you can run the following command.<text:tab/></text:p>
      <text:p text:style-name="P63">nim -o define -t installp_bundle -a server=master -a location= <text:tab/>/install/nim/installp_bundle/xCATaixCN61.bnd <text:s/>xCATaixCN61</text:p>
      <text:p text:style-name="P28"><text:span text:style-name="T32">To add this bundle resource to your xCAT osimage</text:span> definition run:</text:p>
      <text:p text:style-name="P11"><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26"><text:span text:style-name="T21">To avoid potential problems when installing a node it is adviseable to verify that all the software that you wish to install has been copied to the appropriate NIM lpp_source directory.</text:span><text:span text:style-name="T23"> <text:s/></text:span></text:p>
      <text:p text:style-name="P13">Any software that is specified in the “otherpkgs” or the “installp_bundle” attributes of the osimage definition must be available in the lpp_source directories.</text:p>
      <text:p text:style-name="P14">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75"><text:tab/>lsnim -l 610image_lpp_source</text:p>
      <text:p text:style-name="P14">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14"><text:soft-page-break/>To find the location of the installp_bundle resource files you can use the NIM “lsnim -l” command. <text:s/>For example,</text:p>
      <text:p text:style-name="P15"><text:span text:style-name="T73"><text:tab/></text:span><text:span text:style-name="T10">lsnim -l <text:s/>xCATaixSSH</text:span></text:p>
      <text:p text:style-name="Text_20_body"><text:span text:style-name="T65">Starting with xCAT version 2.4.3 you can use the xCAT </text:span><text:span text:style-name="T66">chkosimage</text:span><text:span text:style-name="T65"> command to do this checking. <text:s text:c="2"/>For example:</text:span></text:p>
      <text:p text:style-name="Text_20_body"><text:span text:style-name="T65"><text:tab/></text:span><text:span text:style-name="T67">chkosimage -V 61cosi</text:span></text:p>
      <text:p text:style-name="P29"><text:span text:style-name="T63">See the </text:span><text:span text:style-name="T64">chkosimage</text:span><text:span text:style-name="T63"> man page for details.</text:span></text:p>
      <text:h text:style-name="Heading_20_4" text:outline-level="4"><text:span text:style-name="T47">Install the software into the SPOT.</text:span><text:span text:style-name="T18"> </text:span></text:h>
      <text:p text:style-name="P84"><text:span text:style-name="T18">You can install and update software in a NIM SPOT resource by using NIM commands directly or you can use the xCAT </text:span><text:span text:style-name="T15">mknimimage</text:span><text:span text:style-name="T18"> command. <text:s/></text:span></text:p>
      <text:p text:style-name="P74">If you wish to use the NIM support directly you can check the NIM documentation for information on the NIM “cust” and “maint” operations.</text:p>
      <text:p text:style-name="P30"><text:span text:style-name="T63">In this example the xCAT </text:span><text:span text:style-name="T58">mknimimage</text:span><text:span text:style-name="T63"> command will be used.</text:span></text:p>
      <text:p text:style-name="P26"><text:span text:style-name="T21">Run the </text:span><text:span text:style-name="T22">mknimimage</text:span><text:span text:style-name="T21"> command</text:span><text:span text:style-name="T18"> to update the SPOT using the information saved in the xCAT "61cosi" osimage definition.</text:span></text:p>
      <text:p text:style-name="P16"><text:tab/>mknimimage -u 61cosi</text:p>
      <text:p text:style-name="P26"><text:span text:style-name="T18">See the </text:span><text:span text:style-name="T15">mknimimage</text:span><text:span text:style-name="T18"> man page for more options that are available for updating diskless images (SPOT resources).</text:span></text:p>
      <text:p text:style-name="P17"><text:span text:style-name="T3">Note</text:span>: You cannot update a SPOT that is currently allocated. <text:s/><text:span text:style-name="T73">To check to see if the SPOT is allocated you could run the following command.</text:span></text:p>
      <text:p text:style-name="P19"><text:tab/>lsnim -l &lt;spot name&gt;</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41"/>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7">mkdef -t network -o net1 net=9.114.113.0 mask=255.255.255.224 <text:tab/><text:tab/><text:tab/><text:tab/>gateway=9.114.113.254</text:span></text:p>
      <text:p text:style-name="P49"/>
      <text:list xml:id="list34652528" text:style-name="WW8Num18">
        <text:list-item>
          <text:list>
            <text:list-header>
              <text:p text:style-name="P124"><text:span text:style-name="T3">Note</text:span>: <text:s/>NIM also requires network definitions. <text:s/>When NIM was configured in an earlier step the default NIM master network definition was created. <text:s/>The NIM <text:soft-page-break/>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32">For the processs described in this document we are assuming that the xCAT management node and the LPARs are all on the same network. <text:s/></text:p>
      <text:p text:style-name="P33">However, depending on your specific situation, you may need to create additional NIM network and route definitions. </text:p>
      <text:p text:style-name="P3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3">To create the NIM network definitions corresponding to the xCAT network definitions you can use the xCAT <text:span text:style-name="T3">xcat2nim</text:span> command.</text:p>
      <text:p text:style-name="P33">For example, to create the NIM definitions corresponding to the xCAT “clstr_net” network you could run the following command.</text:p>
      <text:p text:style-name="P33"><text:tab/><text:span text:style-name="T9">xcat2nim -V -t network -o clstr_net</text:span></text:p>
      <text:p text:style-name="P34">Manual method</text:p>
      <text:p text:style-name="P33">The following is an example of how to define a new NIM network using the NIM command line interface. <text:s/></text:p>
      <text:p text:style-name="P34">Step 1</text:p>
      <text:p text:style-name="P33">Create a NIM network definition. <text:s/>Assume the NIM name for the new network is “clstr_net”, the network address is “10.0.0.0”, the network mask is “255.0.0.0”, and the default gateway is “10.0.0.247”.</text:p>
      <text:p text:style-name="P70">nim -o define -t ent -a net_addr=10.0.0.0 -a snm=255.0.0.0 -a <text:tab/>routing1='default 10.0.0.247' clstr_net</text:p>
      <text:p text:style-name="P34">Step 2</text:p>
      <text:p text:style-name="P3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5"><text:tab/>nim -o change -a if2='clstr_net xcataixmn 0' -a cable_type2=N/A master</text:p>
      <text:p text:style-name="P36">Step 3</text:p>
      <text:p text:style-name="P37">Create routing information so that NIM knows how to get from one network to the other. <text:s text:c="2"/>Assume the next available routing index is “2”, and the IP address of the <text:soft-page-break/>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5"><text:tab/>nim -o change -a routing2='master_net 10.0.0.241 8.124.37.24' <text:tab/><text:tab/><text:tab/>clstr_net</text:p>
      <text:p text:style-name="P34">Step 4</text:p>
      <text:p text:style-name="P74">Verify the definitions by running the following commands.</text:p>
      <text:p text:style-name="P57">lsnim -l master</text:p>
      <text:p text:style-name="P57">lsnim -l master_net</text:p>
      <text:p text:style-name="P57">lsnim -l clstr_net</text:p>
      <text:p text:style-name="P32"/>
      <text:p text:style-name="P32">See the NIM documentation for details on creating additional network and route definitions.<text:span text:style-name="T16"> <text:s/>(</text:span><text:span text:style-name="HTML_20_Cite"><text:span text:style-name="T18">IBM AIX Installation Guide and Reference</text:span></text:span><text:span text:style-name="T16">. </text:span><text:a xlink:type="simple" xlink:href="http://www-03.ibm.com/servers/aix/library/index.html"><text:span text:style-name="nobr"><text:span text:style-name="T16">http://www-03.ibm.com/servers/aix/library/index.html</text:span></text:span></text:a><text:span text:style-name="T16">)</text:span></text:p>
      <text:h text:style-name="Heading_20_2" text:outline-level="2">Define the HMC as an xCAT node</text:h>
      <text:p text:style-name="P31">The xCAT hardware control support requires that the hardware control point for the nodes also be defined as a cluster node.</text:p>
      <text:p text:style-name="P31">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9">mkdef –t node –o hmc01 groups=”all” <text:s/>nodetype=hmc <text:s/>mgt=hmc <text:s/><text:tab/>username=hscroot <text:s/>password=def456</text:p>
      <text:h text:style-name="Heading_20_2" text:outline-level="2">Discover the LPARs managed by the HMC</text:h>
      <text:p text:style-name="P31">This step assumes that the LPARs were already created using the standard HMC interfaces. </text:p>
      <text:p text:style-name="P31">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1">To write the stanza format output of <text:span text:style-name="T2">rscan</text:span> to a file called “<text:span text:style-name="T5">mystanzafile”</text:span> run the following command.</text:p>
      <text:p text:style-name="P31"><text:tab/><text:span text:style-name="T28">rscan –z hmc01 &gt; mystanzafile</text:span></text:p>
      <text:p text:style-name="P31">This file can then be checked and modified as needed. <text:s/>For example you may need to add a different name for the node definition or add additional attributes and values etc. <text:s/></text:p>
      <text:p text:style-name="P31"><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text:soft-page-break/>Define xCAT cluster nodes</text:h>
      <text:list xml:id="list34665726" text:style-name="WW8Num2">
        <text:list-header>
          <text:p text:style-name="P104">The information gathered by the <text:span text:style-name="T2">rscan </text:span>command can be used to create xCAT node definitions.</text:p>
          <text:p text:style-name="P104"/>
          <text:p text:style-name="P104">Since we have put all the node information in a stanza file we can now pass the contents of the file to the <text:span text:style-name="T2">mkdef</text:span> command to add the definitions to the database.</text:p>
          <text:p text:style-name="P104"/>
          <text:p text:style-name="P104"><text:tab/><text:span text:style-name="T2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0">(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oft-page-break/><text:s text:c="10"/></text:p>
      <text:p text:style-name="Standard">To create several new partitions based on the partition for node clstrn01.</text:p>
      <text:p text:style-name="Standard"/>
      <text:p text:style-name="P65">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2">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2">n this case the </text:span><text:span text:style-name="T32">first adapter that can be successfully used to ping the server will be written to the database.</text:span></text:p>
      <text:p text:style-name="P9">Before running <text:span text:style-name="T3">getmacs</text:span> you must first run the <text:span text:style-name="T3">makeconservercf </text:span><text:span text:style-name="T35">command</text:span>. <text:s/>You need to run <text:span text:style-name="T3">makeconservercf</text:span> any time you add new nodes to the cluster.</text:p>
      <text:p text:style-name="P9"><text:span text:style-name="T73"><text:tab/> </text:span>makeconservercf</text:p>
      <text:p text:style-name="P9">To retrieve the MAC address for all the nodes in the group “<text:span text:style-name="T6">aixnodes</text:span>” and write the first adapter MAC to the xCAT database you could issue the following command.</text:p>
      <text:p text:style-name="P88"><text:tab/><text:span text:style-name="T8">getmacs aixnodes</text:span></text:p>
      <text:p text:style-name="P89">To display all adapter information but not write anything to the database.</text:p>
      <text:p text:style-name="P89"><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88"><text:tab/><text:span text:style-name="T9">getmacs -d aixnodes -S 10.14.0.2 -G 10.14.0.2 -C 10.14.0.4</text:span></text:p>
      <text:p text:style-name="P88">The output would be similar to the following.</text:p>
      <text:p text:style-name="P82"># Type <text:s text:c="2"/>Location Code <text:s text:c="2"/>MAC Address <text:s/>Full Path Name <text:s/>Ping Result <text:s/>Device Type</text:p>
      <text:p text:style-name="Text_20_body"><text:span text:style-name="T77">ent U9125.F2A.024C362-V6-C2-T1 fef9dfb7</text:span><text:span text:style-name="T48">c602 </text:span><text:a xlink:type="simple" xlink:href="/vdevice/l-lan@30000002"><text:span text:style-name="T37">/vdevice/l-lan@30000002</text:span></text:a><text:span text:style-name="T48"> <text:s/>successfu</text:span><text:span text:style-name="T49">l</text:span><text:span text:style-name="T77"> virtual</text:span></text:p>
      <text:p text:style-name="P82">ent U9125.F2A.024C362-V6-C3-T1 fef9dfb7c603 /vdevice/l-lan@30000003 unsuccessful virtual</text:p>
      <text:p text:style-name="P83"><text:soft-page-break/>From this result you can see that “ <text:span text:style-name="T77">fef9dfb7c602</text:span><text:span text:style-name="T76">” should be used for this nodes MAC address.</text:span></text:p>
      <text:p text:style-name="Text_20_body">For more information on using the <text:span text:style-name="T3">getmacs</text:span> command see the man page.</text:p>
      <text:p text:style-name="P76">To manually add a MAC value to the node definition you can use the <text:span text:style-name="T3">chdef</text:span> command. <text:s/>For example:</text:p>
      <text:p text:style-name="P18"><text:tab/>chdef -t node node01 mac=fef9dfb7c603</text:p>
      <text:h text:style-name="P107" text:outline-level="2">Define xCAT groups (optional)</text:h>
      <text:p text:style-name="P3">XCAT supports both <text:span text:style-name="T6">static</text:span> and <text:span text:style-name="T6">dynamic</text:span> node groups. <text:s/>See the section titled “xCAT node group support” in the “<text:span text:style-name="T71">xCAT2 Top Doc” document for details on using xCAT groups. ( </text:span><text:a xlink:type="simple" xlink:href="http://xcat.svn.sourceforge.net/viewvc/xcat/xcat-core/trunk/xCAT-client/share/doc/xCAT2top.pdf"><text:span text:style-name="T71">http://xcat.svn.sourceforge.net/viewvc/xcat/xcat-core/trunk/xCAT-client/share/doc/xCAT2top.pdf</text:span></text:a><text:span text:style-name="T71">)</text:span></text:p>
      <text:p text:style-name="P5"/>
      <text:h text:style-name="Heading_20_2" text:outline-level="2"><text:span text:style-name="_20_Char"><text:s/></text:span><text:span text:style-name="_20_Char"><text:span text:style-name="T50">Set up post boot scripts (optional)</text:span></text:span></text:h>
      <text:p text:style-name="Standard"><text:span text:style-name="_20_Char"><text:span text:style-name="T36"/></text:span></text:p>
      <text:p text:style-name="P32"><text:span text:style-name="_20_Char"><text:span text:style-name="T36">xCAT supports the running of customization scripts on the nodes when they are installed. <text:s text:c="2"/>For diskless nodes these scripts are run when the /etc/inittab file is processed during the node boot up.</text:span></text:span></text:p>
      <text:p text:style-name="P32"><text:span text:style-name="_20_Char"><text:span text:style-name="T36">This support includes:</text:span></text:span></text:p>
      <text:list xml:id="list34660883" text:style-name="L2">
        <text:list-item>
          <text:p text:style-name="P112"><text:span text:style-name="_20_Char"><text:span text:style-name="T36">The running of a set of default customization scripts that are required by xCAT.</text:span></text:span></text:p>
          <text:p text:style-name="P103"><text:span text:style-name="_20_Char"><text:span text:style-name="T36">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7">chtab</text:span></text:span><text:span text:style-name="_20_Char"><text:span text:style-name="T36"> or </text:span></text:span><text:span text:style-name="_20_Char"><text:span text:style-name="T47">tabedit</text:span></text:span><text:span text:style-name="_20_Char"><text:span text:style-name="T36"> command. The scripts are contained in the /install/postscripts directory on the xCAT management node.</text:span></text:span></text:p>
        </text:list-item>
        <text:list-item>
          <text:p text:style-name="P112"><text:span text:style-name="_20_Char"><text:span text:style-name="T36">The optional running of customization scripts provided by xCAT.</text:span></text:span></text:p>
          <text:p text:style-name="P112"><text:span text:style-name="_20_Char"><text:span text:style-name="T36">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12"><text:span text:style-name="_20_Char"><text:span text:style-name="T36">The optional running of user-provided customization scripts.</text:span></text:span></text:p>
        </text:list-item>
      </text:list>
      <text:p text:style-name="P32"><text:span text:style-name="_20_Char"><text:span text:style-name="T36"><text:tab/>To have your script run on the nodes:</text:span></text:span></text:p>
      <text:list xml:id="list34665808" text:style-name="L3">
        <text:list-item>
          <text:p text:style-name="P113"><text:span text:style-name="_20_Char"><text:span text:style-name="T36">Put a copy of your script in /install/postscripts on the xCAT management node. <text:s/>(Make sure it is executable.)</text:span></text:span></text:p>
        </text:list-item>
        <text:list-item>
          <text:p text:style-name="P113"><text:span text:style-name="_20_Char"><text:span text:style-name="T36">Set the “postscripts” attribute of the node definition to include the comma separated list of the scripts that you want to be executed on </text:span></text:span><text:span text:style-name="_20_Char"><text:span text:style-name="T36">the nodes. </text:span></text:span><text:span text:style-name="_20_Char"><text:span text:style-name="T43">The order of the scripts in the list determines the order in which they will be run. </text:span></text:span><text:span text:style-name="_20_Char"><text:span text:style-name="T36">For example, if you want to have your two scripts called “foo” and “bar” run on node “node01” you could use the </text:span></text:span><text:span text:style-name="_20_Char"><text:span text:style-name="T47">chdef</text:span></text:span><text:span text:style-name="_20_Char"><text:span text:style-name="T36"> command as follows.</text:span></text:span></text:p>
        </text:list-item>
      </text:list>
      <text:p text:style-name="P71"><text:soft-page-break/><text:span text:style-name="_20_Char"><text:span text:style-name="T36"><text:tab/><text:tab/></text:span></text:span><text:span text:style-name="_20_Char"><text:span text:style-name="T38">chdef -t node -o node01 -p postscripts=foo,bar</text:span></text:span></text:p>
      <text:p text:style-name="P71"><text:span text:style-name="_20_Char"><text:span text:style-name="T43"><text:tab/>(The “-p” means to add these to whatever is already set.)</text:span></text:span></text:p>
      <text:p text:style-name="P32"><text:span text:style-name="_20_Char"><text:span text:style-name="T45">Note: </text:span></text:span><text:span text:style-name="_20_Char"><text:span text:style-name="T46">The customization scripts are run during the boot process (out of /etc/inittab).</text:span></text:span></text:p>
      <text:h text:style-name="Heading_20_2" text:outline-level="2"><text:span text:style-name="_20_Char">Set up prescripts (optional)</text:span></text:h>
      <text:p text:style-name="Standard"><text:span text:style-name="_20_Char"/></text:p>
      <text:p text:style-name="Standard"><text:span text:style-name="_20_Char">This support will be available in xCAT 2.5 and beyond.</text:span></text:p>
      <text:p text:style-name="Standard"><text:span text:style-name="_20_Char"/></text:p>
      <text:p text:style-name="P91"><text:span text:style-name="_20_Char"><text:span text:style-name="T32">The xCAT </text:span></text:span><text:span text:style-name="_20_Char"><text:span text:style-name="T11">prescript</text:span></text:span><text:span text:style-name="_20_Char"><text:span text:style-name="T32">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91"><text:span text:style-name="_20_Char"/></text:p>
      <text:p text:style-name="P91"><text:span text:style-name="_20_Char">One or more user-provided prescripts may be specified to be run either at the beginning or the end of node initialization. <text:s text:c="3"/>The node initialization on AIX is done either by the </text:span><text:span text:style-name="_20_Char"><text:span text:style-name="T3">nimnodeset</text:span></text:span><text:span text:style-name="_20_Char"> command (for diskfull nodes) or the </text:span><text:span text:style-name="_20_Char"><text:span text:style-name="T3">mkdsklsnode</text:span></text:span><text:span text:style-name="_20_Char"> command (for diskless nodes.)</text:span></text:p>
      <text:p text:style-name="P91"><text:span text:style-name="_20_Char"/></text:p>
      <text:p text:style-name="P91"><text:span text:style-name="_20_Char"><text:span text:style-name="T34">For more information about using the xCAT prescript support refer to the des cription earlier in this documant and also the “</text:span></text:span><text:span text:style-name="_20_Char"><text:span text:style-name="T82">xCAT2 Top Doc</text:span></text:span><text:span text:style-name="_20_Char"><text:span text:style-name="T83">”, </text:span></text:span><text:span text:style-name="_20_Char"><text:span text:style-name="T72">( </text:span></text:span><text:a xlink:type="simple" xlink:href="http://xcat.svn.sourceforge.net/viewvc/xcat/xcat-core/trunk/xCAT-client/share/doc/xCAT2top.pdf"><text:span text:style-name="_20_Char"><text:span text:style-name="T72">http://xcat.svn.sourceforge.net/viewvc/xcat/xcat-core/trunk/xCAT-client/share/doc/xCAT2top.pdf</text:span></text:span></text:a><text:span text:style-name="_20_Char"><text:span text:style-name="T72">)</text:span></text:span></text:p>
      <text:h text:style-name="Heading_20_2" text:outline-level="2"><text:span text:style-name="_20_Char"><text:span text:style-name="T79">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54">Object name: clstrn02</text:p>
      <text:p text:style-name="P54"><text:s text:c="4"/>cons=hmc</text:p>
      <text:p text:style-name="P54"><text:s text:c="4"/>groups=lpar,all</text:p>
      <text:p text:style-name="P54"><text:s text:c="4"/>hcp=clstrhmc01</text:p>
      <text:p text:style-name="P54"><text:s text:c="4"/>hostnames=clstrn02.mycluster.com</text:p>
      <text:p text:style-name="P54"><text:s text:c="4"/>id=2</text:p>
      <text:p text:style-name="P54"><text:s text:c="4"/>ip=10.1.3.2</text:p>
      <text:p text:style-name="P54"><text:s text:c="4"/>mac=001a64f9bfc9</text:p>
      <text:p text:style-name="P54"><text:s text:c="4"/>mgt=hmc</text:p>
      <text:p text:style-name="P54"><text:soft-page-break/><text:s text:c="4"/>nodetype=lpar,osi</text:p>
      <text:p text:style-name="P54"><text:s text:c="4"/>os=AIX</text:p>
      <text:p text:style-name="P54"><text:s text:c="4"/>parent=clstrf1fsp03-9125-F2A-SN024C352</text:p>
      <text:p text:style-name="P54"><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9">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7">mkdsklsnode </text:span></text:span><text:span text:style-name="_20_Char"><text:span text:style-name="T42">-i </text:span></text:span><text:span text:style-name="_20_Char"><text:span text:style-name="T27">61cosi aixnodes</text:span></text:span></text:p>
      <text:p text:style-name="P64"><text:span text:style-name="_20_Char"><text:span text:style-name="T6"/></text:span></text:p>
      <text:list xml:id="list34682438" text:continue-list="list34652528" text:style-name="WW8Num18">
        <text:list-item>
          <text:list>
            <text:list-header>
              <text:p text:style-name="P125">The command will define and initialize the NIM machines. <text:s/>It will also set the “<text:span text:style-name="T6">provmethod</text:span><text:span text:style-name="_20_Char">” attribute in the xCAT node definitions to “</text:span><text:span text:style-name="_20_Char"><text:span text:style-name="T26">61cosi “</text:span></text:span><text:span text:style-name="_20_Char">.</text:span></text:p>
            </text:list-header>
          </text:list>
        </text:list-item>
      </text:list>
      <text:p text:style-name="Text_20_body"><text:span text:style-name="_20_Char"><text:span text:style-name="T62">Starting with xCAT version 2.5 you can also </text:span></text:span><text:span text:style-name="_20_Char"><text:span text:style-name="T56"><text:s/>to specify the “</text:span></text:span><text:span text:style-name="_20_Char"><text:span text:style-name="T41">configdump” </text:span></text:span><text:span text:style-name="_20_Char"><text:span text:style-name="T44">attribute</text:span></text:span><text:span text:style-name="_20_Char"><text:span text:style-name="T41"> </text:span></text:span><text:span text:style-name="_20_Char"><text:span text:style-name="T44">to specify the type of system do to configure. </text:span></text:span><text:span text:style-name="_20_Char"><text:span text:style-name="T41"><text:s/></text:span></text:span><text:span text:style-name="_20_Char"><text:span text:style-name="T56">See the section called “</text:span></text:span><text:span text:style-name="_20_Char"><text:span text:style-name="T60">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8">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xml:id="list34651133" text:style-name="L4">
        <text:list-item>
          <text:p text:style-name="P119">The /etc/bootptab and /etc/exports files. <text:s/></text:p>
        </text:list-item>
        <text:list-item>
          <text:p text:style-name="P119">The &lt;nodename&gt;.info file in the /tftpboot directory.</text:p>
        </text:list-item>
        <text:list-item>
          <text:p text:style-name="P120"><text:span text:style-name="T16">The NIM node definition for the node. (“</text:span><text:span text:style-name="T26">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7"><text:soft-page-break/>If you wish to monitor a network installation you must run rcons before initiating a network boot.</text:p>
      <text:p text:style-name="P86"><text:tab/><text:tab/>To configure conserver run:</text:p>
      <text:p text:style-name="P59">makeconservercf <text:s text:c="3"/></text:p>
      <text:p text:style-name="P11">To start a console:</text:p>
      <text:p text:style-name="P59">rcons node01</text:p>
      <text:p text:style-name="P25">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7">rnetboot <text:s/>aixnodes</text:p>
      <text:p text:style-name="P10"><text:span text:style-name="_20_Char"><text:span text:style-name="T46">Starting with xCAT version 2.5 you can also </text:span></text:span><text:span text:style-name="_20_Char"><text:span text:style-name="T44">specify the “-I” option to specify the iscsi boot option. <text:s/>(“</text:span></text:span><text:span text:style-name="_20_Char"><text:span text:style-name="T57">rnetboot -I aixnodes</text:span></text:span><text:span text:style-name="_20_Char"><text:span text:style-name="T44">”) See the section called “</text:span></text:span><text:span text:style-name="_20_Char"><text:span text:style-name="T61">ISCSI dump support” below for details.</text:span></text:span></text:p>
      <text:p text:style-name="P66"><text:span text:style-name="T3">Note</text:span>: If you receive timeout errors from the <text:span text:style-name="T3">rnetboot</text:span> command, you may need to increase the default 60-second timeout to a larger value by setting ppctimeout in the site table:</text:p>
      <text:p text:style-name="P46">chdef -t site -o clustersite ppctimeout=180</text:p>
      <text:h text:style-name="Heading_20_2" text:outline-level="2">Verify the deployment</text:h>
      <text:list xml:id="list34649278" text:style-name="WW8Num33">
        <text:list-item text:start-value="1">
          <text:p text:style-name="P126">You can use the AIX <text:span text:style-name="kwd"><text:span text:style-name="T2">lsnim</text:span></text:span> command to see the state of the NIM installation for a particular node, by running the following command on the NIM master: </text:p>
          <text:p text:style-name="P121"><text:span text:style-name="T25">lsnim -l &lt;</text:span><text:span text:style-name="var"><text:span text:style-name="T25">clientname&gt;</text:span></text:span></text:p>
        </text:list-item>
        <text:list-item>
          <text:p text:style-name="P126">Retry and troubleshooting tips: </text:p>
        </text:list-item>
      </text:list>
      <text:list xml:id="list34668161" text:style-name="L5">
        <text:list-item>
          <text:p text:style-name="P128">For p6 lpars, it may be helpful to bring up the HMC web interface in a browser and watch the lpar status and reference codes as the node boots.</text:p>
        </text:list-item>
        <text:list-item>
          <text:p text:style-name="P128">Verify network connections</text:p>
        </text:list-item>
        <text:list-item>
          <text:p text:style-name="P128">If the <text:span text:style-name="T3">rnetboot</text:span> returns “unsuccessful” for a node, verify that bootp and tftp is configured and running properly.</text:p>
        </text:list-item>
        <text:list-item>
          <text:p text:style-name="P131"><text:span text:style-name="T81">For bootp, v</text:span>iew <text:span text:style-name="T6">/etc/bootptab</text:span> to make sure an entry exists for the node.</text:p>
        </text:list-item>
        <text:list-item>
          <text:p text:style-name="P132">For dhcp, view <text:span text:style-name="T16">/var/lib/dhcp/db/dhcpd.leases to make sure an entry exists for the node.</text:span></text:p>
        </text:list-item>
        <text:list-item>
          <text:p text:style-name="P131">Verify that the information in /tftpboot/&lt;node&gt;.info is correct.</text:p>
        </text:list-item>
        <text:list-item>
          <text:p text:style-name="P131">Stop and restart inetd:</text:p>
        </text:list-item>
      </text:list>
      <text:p text:style-name="P100"><text:soft-page-break/>stopsrc -s inetd</text:p>
      <text:p text:style-name="P100">startsrc -s inetd</text:p>
      <text:list xml:id="list34663498" text:style-name="L6">
        <text:list-item>
          <text:p text:style-name="P102">Stop and restart tftp:</text:p>
        </text:list-item>
      </text:list>
      <text:p text:style-name="P100">stopsrc -s tftp</text:p>
      <text:p text:style-name="P100">startsrc -s tftp</text:p>
      <text:list xml:id="list34695937" text:continue-list="list34663498" text:style-name="L6">
        <text:list-item text:start-value="1">
          <text:p text:style-name="P102"/>
        </text:list-item>
      </text:list>
      <text:list xml:id="list34685835" text:continue-list="list34668161" text:style-name="L5">
        <text:list-item text:start-value="1">
          <text:p text:style-name="P128">Verify NFS is running properly and mounts can be performed with this NFS server:</text:p>
        </text:list-item>
        <text:list-item>
          <text:p text:style-name="P131">View <text:span text:style-name="T6">/etc/exports</text:span> for correct mount information. <text:s/></text:p>
        </text:list-item>
        <text:list-item>
          <text:p text:style-name="P131">Run the <text:span text:style-name="T3">showmount</text:span> and <text:span text:style-name="T3">exportfs</text:span> commands. </text:p>
        </text:list-item>
        <text:list-item>
          <text:p text:style-name="P131">Stop and restart the NFS and related daemons:</text:p>
        </text:list-item>
      </text:list>
      <text:p text:style-name="P101">stopsrc -g nfs</text:p>
      <text:p text:style-name="P101">startsrc -g nfs</text:p>
      <text:list xml:id="list34689066" text:continue-list="list34685835" text:style-name="L5">
        <text:list-item text:start-value="1">
          <text:p text:style-name="P133">Attempt to mount a file system from another system on the network.</text:p>
        </text:list-item>
        <text:list-item>
          <text:p text:style-name="P130">If the <text:span text:style-name="T3">rnetboot</text:span> operation is successful, but <text:span text:style-name="T3">lsnim</text:span> shows that the node is stuck at one of the netboot phases, you may need to redo your NIM definitions. <text:s/></text:p>
        </text:list-item>
      </text:list>
      <text:h text:style-name="P108" text:outline-level="1"><text:s/>ISCSI dump support</text:h>
      <text:p text:style-name="Text_20_body"><text:span text:style-name="T32">Starting with xCAT version 2.5</text:span> you can configure remote system dump support for diskless nodes. To set up diskless dump support you must define the NIM dump resource and allocate the resource to the diskless node. The dump resource appears as an iSCSI disk to the NIM client and can only be used to configure the primary dump device. You can only configure firmware-assisted system dumps on primary dump devices. </text:p>
      <text:p text:style-name="P78">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78">See the AIX/NIM documentation for more information on the diskless (thin server) dump support.</text:p>
      <text:h text:style-name="P105" text:outline-level="2">Prerequisites</text:h>
      <text:p text:style-name="P81">The xCAT support for diskless system dump has the following <text:span text:style-name="T32">prerequisites</text:span>.</text:p>
      <text:list xml:id="list34658339" text:style-name="L7">
        <text:list-item>
          <text:p text:style-name="P114">xCAT version 2.5 or higher</text:p>
        </text:list-item>
        <text:list-item>
          <text:p text:style-name="P114">Hardware: <text:span text:style-name="T53">POWER6 <text:s/>or later</text:span></text:p>
        </text:list-item>
        <text:list-item>
          <text:p text:style-name="P114">Operating system version: AIX 6.1.6 or above</text:p>
        </text:list-item>
        <text:list-item>
          <text:p text:style-name="P114">Required firmware: pfw350</text:p>
        </text:list-item>
        <text:list-item>
          <text:p text:style-name="P114">Software prereqs: devices.tmiscw <text:s/>(Available from the AIX Expansion Pack)</text:p>
        </text:list-item>
      </text:list>
      <text:h text:style-name="Heading_20_2" text:outline-level="2"><text:soft-page-break/>Configuring diskless dump</text:h>
      <text:p text:style-name="Text_20_body">The <text:span text:style-name="T32">basic process</text:span> for configuring diskless dump support is as follows:</text:p>
      <text:list xml:id="list34649450" text:style-name="L8">
        <text:list-item>
          <text:p text:style-name="P115"><text:span text:style-name="T32">Install prerequisite software</text:span> on the xCAT management node</text:p>
        </text:list-item>
      </text:list>
      <text:p text:style-name="P48">The AIX ISCSI dump support requires the <text:span text:style-name="T32">devices.tmiscw</text:span> fileset. This </text:p>
      <text:p text:style-name="P48">is currently available from the AIX Expansion Pack.</text:p>
      <text:p text:style-name="P48"/>
      <text:p text:style-name="P48">Use the standard AIX interfaces to install the software. <text:s/>(SMIT, installp, geninstall etc.)</text:p>
      <text:p text:style-name="P48"/>
      <text:p text:style-name="P48">Note: This software must also be installed on any xCAT AIX service nodes </text:p>
      <text:p text:style-name="P48">that are being used. <text:s/></text:p>
      <text:p text:style-name="P48"/>
      <text:list xml:id="list34682953" text:continue-numbering="true" text:style-name="L8">
        <text:list-item>
          <text:p text:style-name="P116">Create a NIM dump resource</text:p>
        </text:list-item>
      </text:list>
      <text:p text:style-name="P50">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50"/>
      <text:p text:style-name="P50">For example,</text:p>
      <text:p text:style-name="P50"/>
      <text:p text:style-name="P50"><text:tab/><text:span text:style-name="T9">mknimimage -V -r -D -t diskless -s 61rte_lpp_source </text:span></text:p>
      <text:p text:style-name="P52"><text:tab/><text:tab/><text:tab/>61dskls max_dumps=1</text:p>
      <text:p text:style-name="P50"/>
      <text:p text:style-name="P50">The “-D” option specifies that a dump resource should be created.</text:p>
      <text:p text:style-name="P50"/>
      <text:p text:style-name="P50">If you already have created a diskless <text:span text:style-name="T6">osimage</text:span> then you can just create the </text:p>
      <text:p text:style-name="P50">NIM dump resource manually and add the name to the xCAT <text:span text:style-name="T6">osimage</text:span> definition.</text:p>
      <text:p text:style-name="P50"/>
      <text:p text:style-name="P50">To create a NIM dump resource you could run a command similar to the folowing:</text:p>
      <text:p text:style-name="P50"/>
      <text:p text:style-name="P43">nim -o define -t dump -a server=master -a <text:tab/>location=/install/nim/61dskls_dump </text:p>
      <text:p text:style-name="P51"><text:tab/><text:tab/>-a max_dumps=1 61dskls_dump </text:p>
      <text:p text:style-name="P50"/>
      <text:p text:style-name="P50">To add this to the <text:span text:style-name="T6">61dskls</text:span> osimage definition you could run the following:</text:p>
      <text:p text:style-name="P50"/>
      <text:list xml:id="list34677747" text:continue-numbering="true" text:style-name="L8">
        <text:list-header>
          <text:p text:style-name="P129">chdef -t osimage -o 61dskls dump=61dskls_dump</text:p>
        </text:list-header>
      </text:list>
      <text:p text:style-name="P93"/>
      <text:list xml:id="list34687781" text:continue-numbering="true" text:style-name="L8">
        <text:list-item>
          <text:p text:style-name="P116">Define and initialize<text:span text:style-name="T73"> the diskless client node</text:span></text:p>
        </text:list-item>
      </text:list>
      <text:p text:style-name="P53"><text:span text:style-name="T73">Use the xCAT </text:span><text:span text:style-name="T74">mkdsklsnode</text:span><text:span text:style-name="T73"> command to define and initialize a NIM diskless machine.</text:span></text:p>
      <text:p text:style-name="P50"/>
      <text:p text:style-name="P50">For example:</text:p>
      <text:p text:style-name="P50"><text:soft-page-break/></text:p>
      <text:p text:style-name="P53"><text:span text:style-name="T73"><text:tab/></text:span><text:span text:style-name="T10">mkdsklsnode -V -i 61dskls compute15 configdump=selective</text:span></text:p>
      <text:p text:style-name="P50"/>
      <text:p text:style-name="P53"><text:span text:style-name="T73">See the </text:span><text:span text:style-name="T74">mkdsklsnode</text:span><text:span text:style-name="T73"> man page for more information on diskless dump options.</text:span></text:p>
      <text:p text:style-name="P50"/>
      <text:list xml:id="list34690157" text:continue-numbering="true" text:style-name="L8">
        <text:list-item>
          <text:p text:style-name="P116">Boot the node</text:p>
        </text:list-item>
      </text:list>
      <text:p text:style-name="P48">Use the xCAT <text:span text:style-name="T3">rnetboot</text:span> with the "-I" option command to boot the diskless node using the ISCSI Boot option.</text:p>
      <text:p text:style-name="P48"/>
      <text:p text:style-name="P48"><text:tab/><text:span text:style-name="T3">rnetboot -I compute15</text:span></text:p>
      <text:p text:style-name="P48"/>
      <text:p text:style-name="P48">The <text:span text:style-name="T3">rnetboot</text:span> command will get the required ISCSI boot information from <text:span text:style-name="T6">/tftpboot/&lt;nodename&gt;.info</text:span> file and use it to initiate an ISCSI boot from the diskless node.</text:p>
      <text:p text:style-name="P6"/>
      <text:h text:style-name="Heading_20_2" text:outline-level="2">Initiating a diskless dump<text:tab/></text:h>
      <text:p text:style-name="P91">System dumps are normally initiated when a fatal system error occurs, however, you </text:p>
      <text:p text:style-name="P91">can also initiate a system dump using the AIX <text:span text:style-name="T3">sysdumpstart</text:span> command.</text:p>
      <text:p text:style-name="P91"/>
      <text:p text:style-name="P91">For example, to initiate a system dump on a diskless node called "compute15"</text:p>
      <text:p text:style-name="P91">you could run the following:</text:p>
      <text:p text:style-name="P91"/>
      <text:p text:style-name="P91"><text:tab/><text:span text:style-name="T9">xdsh compute15 "sysdumpstart -p"</text:span></text:p>
      <text:p text:style-name="P91"/>
      <text:p text:style-name="P91">The dump will take 2 or more hours to complete.</text:p>
      <text:p text:style-name="P91"/>
      <text:p text:style-name="P95">The dump file will be created in the NIM dump resource directory on the NIM master for the node. </text:p>
      <text:p text:style-name="P95"/>
      <text:p text:style-name="P95">For example, </text:p>
      <text:p text:style-name="P94"><text:span text:style-name="T54">“</text:span><text:span text:style-name="T40">/install/nim/dump/61dskls_dump/clstrn05/dump.2010.06.15.10:47:34.BZ</text:span><text:span text:style-name="T54">”.</text:span></text:p>
      <text:p text:style-name="P91"/>
      <text:h text:style-name="Heading_20_2" text:outline-level="2">NIM snap and dump operations</text:h>
      <text:p text:style-name="P91">Use the NIM "snap" operation to gather system configuration information. ("<text:span text:style-name="T6">nim –o snap –a snap_flags=&lt;value&gt; nodename</text:span>")</text:p>
      <text:p text:style-name="P91"/>
      <text:p text:style-name="P91">For example:</text:p>
      <text:p text:style-name="P91"><text:tab/><text:span text:style-name="T9">nim –o snap compute15</text:span></text:p>
      <text:p text:style-name="P91"/>
      <text:p text:style-name="P91">The snap file (ex. snap.pax.2010.02.17.11:47:38.Z) will be saved in the dump </text:p>
      <text:p text:style-name="P91">resource directory.</text:p>
      <text:p text:style-name="P91"/>
      <text:p text:style-name="P91">Use the NIM "<text:span text:style-name="T3">showdump</text:span>" operation to see what dump files are available for a node. </text:p>
      <text:p text:style-name="P91"><text:soft-page-break/>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91"/>
      <text:p text:style-name="P91"><text:tab/><text:span text:style-name="T9">nim -o showdump compute15</text:span></text:p>
      <text:p text:style-name="P91"/>
      <text:h text:style-name="Heading_20_2" text:outline-level="2">Reading a system dump file</text:h>
      <text:p text:style-name="P91">Use the AIX <text:span text:style-name="T3">kdb</text:span> command to read dump files.</text:p>
      <text:p text:style-name="P91"/>
      <text:p text:style-name="P91">For example:</text:p>
      <text:p text:style-name="P91"><text:tab/><text:span text:style-name="T6">dmpuncompress dumpname.BZ</text:span></text:p>
      <text:p text:style-name="P92"><text:tab/>kdb ./dumpname /unix</text:p>
      <text:p text:style-name="P92"/>
      <text:p text:style-name="P91">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91"/>
      <text:p text:style-name="P91">See the <text:span text:style-name="T3">kdb</text:span> documentation for more details on how to use kdb with dump files.</text:p>
      <text:p text:style-name="P91"/>
      <text:h text:style-name="P108" text:outline-level="1">Special Cases</text:h>
      <text:h text:style-name="P106" text:outline-level="2">Using other NIM resources.</text:h>
      <text:list xml:id="list34650582" text:style-name="L9">
        <text:list-header>
          <text:p text:style-name="P127"><text:span text:style-name="T68">When you run the </text:span><text:span text:style-name="T69">mknimimage</text:span><text:span text:style-name="T68"> command to create a new xCAT </text:span><text:span text:style-name="T70">osimage</text:span><text:span text:style-name="T68"> definition it will create default NIM resources and add their names to the </text:span><text:span text:style-name="T70">osimage</text:span><text:span text:style-name="T68"> definition. <text:s/>It is also possible to specify additional or different NIM resources to use for the </text:span><text:span text:style-name="T70">osimage</text:span><text:span text:style-name="T68">.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79">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79"><text:s text:c="10"/><text:span text:style-name="T6">mknimimage -t diskless -s /dev/cd0 611cosi tmp=mytmp home=myhome</text:span></text:p>
      <text:p text:style-name="P80">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80">See the NIM documentation for more information on supported diskless resources.</text:p>
      <text:h text:style-name="P106" text:outline-level="2"><text:soft-page-break/>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5">command. <text:s text:c="2"/>When creating the </text:span><text:span text:style-name="T7">osimage</text:span><text:span text:style-name="T35">,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106" text:outline-level="2">Specifying additional values for the NIM node initialization.</text:h>
      <text:p text:style-name="P77">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77">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2">will not</text:span><text:span text:style-name="T73"> </text:span>remove the xCAT node definitions.</text:p>
      <text:p text:style-name="P7"/>
      <text:p text:style-name="P7">For example, to remove the NIM machine definition corresponding to the xCAT node named “node01” you could run the command as follows.</text:p>
      <text:p text:style-name="P7"><text:soft-page-break/></text:p>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40"/>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2">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text:span><text:span text:style-name="T12">-x <text:s/>61spot</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8">image</text:p>
      <text:p text:style-name="P45">The term “image” is used extensively in this document. The precise meaning of an “image” will vary depending on the context in which the term is being used. <text:s text:c="2"/>In general you can think of an image as the <text:soft-page-break/>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4"/>
      <text:p text:style-name="P45"><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2">not</text:span> node specific and can be used to deploy multiple nodes. <text:s text:c="2"/>It contains all the information that will be needed by the underlying xCAT and NIM support to deploy the node.</text:p>
      <text:p text:style-name="P45"/>
      <text:p text:style-name="P45"><text:span text:style-name="T3">COSI</text:span> - <text:s/>A Common Operating System Image is the name used by AIX/NIM to refer to a SPOT resource. <text:s/>From the NIM perspective this would be an AIX diskless image. <text:s/></text:p>
      <text:p text:style-name="P44"/>
      <text:p text:style-name="P8"><text:tab/><text:span text:style-name="T3">diskless node</text:span></text:p>
      <text:p text:style-name="P44"><text:span text:style-name="T35">The operating system is not stored on local disk. <text:s/>For AIX systems this means the file systems are mounted from a NIM server. <text:s/>NIM also supports the concept of a </text:span><text:span text:style-name="T7">dataless</text:span><text:span text:style-name="T35"> system which has some limited disk space that can be used for certain file systems. <text:s text:c="2"/>See the “Special Cases” section below for information on using additional NIM features.</text:span></text:p>
      <text:p text:style-name="P8"/>
      <text:p text:style-name="P8"><text:tab/><text:span text:style-name="T3">diskful node </text:span></text:p>
      <text:p text:style-name="P44">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4"/>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4">boot</text:span> </text:p>
      <text:p text:style-name="P56">Defined as a network boot image for NIM clients. The <text:span text:style-name="T1">boot</text:span> resource is managed automatically by NIM and is never explicitly allocated or deallocated by users. </text:p>
      <text:p text:style-name="Text_20_body"><text:span text:style-name="T14">SPOT</text:span><text:span text:style-name="T13"> </text:span></text:p>
      <text:p text:style-name="P56">Defined as a directory structure that contains the AIX<text:span text:style-name="T2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56"><text:soft-page-break/>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6">The network boot images used to boot clients are constructed from software installed in the <text:span text:style-name="T1">SPOT</text:span>.</text:p>
      <text:p text:style-name="P56">A <text:span text:style-name="T1">SPOT</text:span> resource is required for both diskless and dataless clients.</text:p>
      <text:p text:style-name="P73">root</text:p>
      <text:p text:style-name="P56">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6">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6">A <text:span text:style-name="T1">root</text:span> resource is required for both diskless and dataless clients.</text:p>
      <text:p text:style-name="P56">This resource is managed automatically by NIM.</text:p>
      <text:p text:style-name="P73">dump</text:p>
      <text:p text:style-name="P55"><text:span text:style-name="T13">Defined as a parent directory for client dump files. The client dump file in the </text:span><text:span text:style-name="T14">dump</text:span><text:span text:style-name="T13"> resource is mounted as the dump device for the client. </text:span></text:p>
      <text:p text:style-name="P56">A <text:span text:style-name="T1">dump</text:span> resource is required for both diskless and dataless clients. </text:p>
      <text:p text:style-name="P56">This resource is managed automatically by NIM.</text:p>
      <text:p text:style-name="Text_20_body"><text:span text:style-name="T14">paging</text:span> </text:p>
      <text:p text:style-name="P55"><text:span text:style-name="T13">Defined as a parent directory for client paging files. The client paging file in the </text:span><text:span text:style-name="T14">paging</text:span><text:span text:style-name="T13"> resource is mounted as the paging device for the client. </text:span></text:p>
      <text:p text:style-name="P56">A <text:span text:style-name="T1">paging</text:span> resource is required for diskless clients and optional for dataless clients.</text:p>
      <text:p text:style-name="P56">This resource is managed automatically by NIM.</text:p>
      <text:p text:style-name="Text_20_body"><text:span text:style-name="T14">home</text:span> </text:p>
      <text:p text:style-name="P56">Defined as a parent directory for client <text:span text:style-name="T1">/home</text:span> directories. The client directory in the <text:span text:style-name="T1">home</text:span> resource is mounted as the <text:span text:style-name="T1">/home</text:span> file system on the client. </text:p>
      <text:p text:style-name="P55"><text:span text:style-name="T13">A </text:span><text:span text:style-name="T14">home</text:span><text:span text:style-name="T13"> resource is optional for both diskless and dataless clients.</text:span></text:p>
      <text:p text:style-name="Text_20_body"><text:span text:style-name="T14">shared_home</text:span> </text:p>
      <text:p text:style-name="P56">Defined as a <text:span text:style-name="T1">/home</text:span> directory shared by clients. All clients that use a <text:span text:style-name="T1">shared_home</text:span> resource will mount the same directory as the <text:span text:style-name="T1">/home</text:span> file system. </text:p>
      <text:p text:style-name="P56"><text:soft-page-break/>A <text:span text:style-name="T1">shared_home</text:span> resource is optional for both diskless and dataless clients.</text:p>
      <text:p text:style-name="Text_20_body"><text:span text:style-name="T14">tmp</text:span> </text:p>
      <text:p text:style-name="P56">Defined as a parent directory for client <text:span text:style-name="T1">/tmp</text:span> directories. The client directory in the <text:span text:style-name="T1">tmp</text:span> resource is mounted as the <text:span text:style-name="T1">/tmp</text:span> file system on the client. </text:p>
      <text:p text:style-name="P56">A <text:span text:style-name="T1">tmp</text:span> resource is optional for both diskless and dataless clients.</text:p>
      <text:p text:style-name="Text_20_body"><text:span text:style-name="T14">resolv_conf</text:span> </text:p>
      <text:p text:style-name="P56">This resource is a file that contains nameserver IP addresses and a network domain name. </text:p>
      <text:p text:style-name="P56">It is copied to the <text:span text:style-name="T1">/etc/resolv.conf</text:span> file in the client's root directory.</text:p>
      <text:p text:style-name="P55"><text:span text:style-name="T13">A </text:span><text:span text:style-name="T14">resolv_conf</text:span><text:span text:style-name="T13">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xml:id="list34675655" text:style-name="L10">
        <text:list-item>
          <text:p text:style-name="P122"><text:span text:style-name="T1">mkcosi <text:s text:c="3"/></text:span>Create a COSI (SPOT) for a thin server (diskless or <text:tab/><text:tab/>dataless client) to mount and use.</text:p>
        </text:list-item>
        <text:list-item>
          <text:p text:style-name="P122"><text:span text:style-name="T3">chcosi </text:span><text:s text:c="3"/>Manages a Common Operating System Image <text:tab/><text:tab/><text:tab/>(COSI).</text:p>
        </text:list-item>
        <text:list-item>
          <text:p text:style-name="P122"><text:span text:style-name="T1">cpcosi <text:s text:c="4"/></text:span>Create a copy of a COSI (SPOT).</text:p>
        </text:list-item>
        <text:list-item>
          <text:p text:style-name="P122"><text:span text:style-name="T1">lscosi <text:s text:c="6"/></text:span>List the properties of a COSI (SPOT).</text:p>
        </text:list-item>
        <text:list-item>
          <text:p text:style-name="P122"><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xml:id="list34675866" text:style-name="L11">
        <text:list-item>
          <text:p text:style-name="P123"><text:span text:style-name="T1">mkts <text:s text:c="2"/></text:span>Create a thin server and all necessary resources.</text:p>
        </text:list-item>
        <text:list-item>
          <text:p text:style-name="P123"><text:span text:style-name="T1">lsts <text:s text:c="4"/></text:span>List the status and software content of a thin server.</text:p>
        </text:list-item>
        <text:list-item>
          <text:p text:style-name="P123"><text:span text:style-name="T1">swts <text:s text:c="2"/></text:span>Switch a thin server to a different COSI. </text:p>
        </text:list-item>
        <text:list-item>
          <text:p text:style-name="P123"><text:span text:style-name="T1">dbts <text:s text:c="3"/></text:span>Perform a debug boot on a thin server.</text:p>
        </text:list-item>
        <text:list-item>
          <text:p text:style-name="P123"><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Booting AIX diskless nodes</dc:title>
    <meta:initial-creator>IBM_USER</meta:initial-creator>
    <meta:creation-date>2008-02-27T15:09:00</meta:creation-date>
    <dc:date>2010-08-19T14:56:41.48</dc:date>
    <meta:print-date>2008-05-29T09:58:11</meta:print-date>
    <meta:editing-cycles>286</meta:editing-cycles>
    <meta:editing-duration>PT118H07M45S</meta:editing-duration>
    <dc:creator>Jing Sun</dc:creator>
    <meta:document-statistic meta:table-count="0" meta:image-count="0" meta:object-count="0" meta:page-count="26" meta:paragraph-count="523" meta:word-count="8315" meta:character-count="50353"/>
    <meta:user-defined meta:name="Info 1"/>
    <meta:user-defined meta:name="Info 2"/>
    <meta:user-defined meta:name="Info 3"/>
    <meta:user-defined meta:name="Info 4"/>
  </office:meta>
</office:document-meta>
</file>